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916640" table:style-name="ce7">
            <text:p>2.916.6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270970" table:style-name="ce9">
            <text:p>17.270.970</text:p>
          </table:table-cell>
          <table:table-cell office:value-type="float" office:value="17228632.5" table:style-name="ce9">
            <text:p>17.228.633</text:p>
          </table:table-cell>
          <table:table-cell office:value-type="percentage" office:value="0.99754863218452694" table:style-name="ce10">
            <text:p>99,75%</text:p>
          </table:table-cell>
          <table:table-cell office:value-type="float" office:value="7474444" table:style-name="ce8">
            <text:p>7.474.444</text:p>
          </table:table-cell>
          <table:table-cell office:value-type="float" office:value="7300267" table:style-name="ce8">
            <text:p>7.300.267</text:p>
          </table:table-cell>
          <table:table-cell office:value-type="float" office:value="4166914" table:style-name="ce8">
            <text:p>4.166.914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30699" table:style-name="ce7">
            <text:p>1.830.699</text:p>
          </table:table-cell>
          <table:table-cell office:value-type="float" office:value="149940" table:style-name="ce7">
            <text:p>149.940</text:p>
          </table:table-cell>
          <table:table-cell office:value-type="float" office:value="453220" table:style-name="ce7">
            <text:p>453.2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4394" table:style-name="ce14">
            <text:p>2.744.394</text:p>
          </table:table-cell>
          <table:table-cell office:value-type="float" office:value="2641824.5" table:style-name="ce14">
            <text:p>2.641.825</text:p>
          </table:table-cell>
          <table:table-cell office:value-type="percentage" office:value="0.96262581101693123" table:style-name="ce15">
            <text:p>96,26%</text:p>
          </table:table-cell>
          <table:table-cell office:value-type="float" office:value="1149226" table:style-name="ce13">
            <text:p>1.149.226</text:p>
          </table:table-cell>
          <table:table-cell office:value-type="float" office:value="1125649" table:style-name="ce13">
            <text:p>1.125.649</text:p>
          </table:table-cell>
          <table:table-cell office:value-type="float" office:value="689387" table:style-name="ce13">
            <text:p>689.387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88337.5" table:style-name="ce14">
            <text:p>2.288.338</text:p>
          </table:table-cell>
          <table:table-cell office:value-type="percentage" office:value="0.93276007756093127" table:style-name="ce15">
            <text:p>93,28%</text:p>
          </table:table-cell>
          <table:table-cell office:value-type="float" office:value="927686" table:style-name="ce13">
            <text:p>927.686</text:p>
          </table:table-cell>
          <table:table-cell office:value-type="float" office:value="917823" table:style-name="ce13">
            <text:p>917.823</text:p>
          </table:table-cell>
          <table:table-cell office:value-type="float" office:value="716594" table:style-name="ce13">
            <text:p>716.594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6092" table:style-name="ce7">
            <text:p>1.336.092</text:p>
          </table:table-cell>
          <table:table-cell office:value-type="float" office:value="125540" table:style-name="ce7">
            <text:p>125.540</text:p>
          </table:table-cell>
          <table:table-cell office:value-type="float" office:value="431760" table:style-name="ce7">
            <text:p>431.76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5" table:style-name="ce13">
            <text:p>50.045</text:p>
          </table:table-cell>
          <table:table-cell office:value-type="float" office:value="2168837" table:style-name="ce14">
            <text:p>2.168.837</text:p>
          </table:table-cell>
          <table:table-cell office:value-type="float" office:value="2038856" table:style-name="ce14">
            <text:p>2.038.856</text:p>
          </table:table-cell>
          <table:table-cell office:value-type="percentage" office:value="0.94006880185094588" table:style-name="ce15">
            <text:p>94,01%</text:p>
          </table:table-cell>
          <table:table-cell office:value-type="float" office:value="927920" table:style-name="ce13">
            <text:p>927.920</text:p>
          </table:table-cell>
          <table:table-cell office:value-type="float" office:value="911407" table:style-name="ce13">
            <text:p>911.407</text:p>
          </table:table-cell>
          <table:table-cell office:value-type="float" office:value="473232" table:style-name="ce13">
            <text:p>473.232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50273" table:style-name="ce14">
            <text:p>4.150.273</text:p>
          </table:table-cell>
          <table:table-cell office:value-type="percentage" office:value="0.93005192261580627" table:style-name="ce15">
            <text:p>93,01%</text:p>
          </table:table-cell>
          <table:table-cell office:value-type="float" office:value="1819573" table:style-name="ce13">
            <text:p>1.819.573</text:p>
          </table:table-cell>
          <table:table-cell office:value-type="float" office:value="1760434" table:style-name="ce13">
            <text:p>1.760.434</text:p>
          </table:table-cell>
          <table:table-cell office:value-type="float" office:value="983028" table:style-name="ce13">
            <text:p>983.028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4098" table:style-name="ce14">
            <text:p>1.264.098</text:p>
          </table:table-cell>
          <table:table-cell office:value-type="percentage" office:value="0.97446693698832887" table:style-name="ce15">
            <text:p>97,45%</text:p>
          </table:table-cell>
          <table:table-cell office:value-type="float" office:value="519336" table:style-name="ce13">
            <text:p>519.336</text:p>
          </table:table-cell>
          <table:table-cell office:value-type="float" office:value="515093" table:style-name="ce13">
            <text:p>515.093</text:p>
          </table:table-cell>
          <table:table-cell office:value-type="float" office:value="352279" table:style-name="ce13">
            <text:p>352.279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2932" table:style-name="ce14">
            <text:p>5.682.932</text:p>
          </table:table-cell>
          <table:table-cell office:value-type="float" office:value="5299497.5" table:style-name="ce14">
            <text:p>5.299.498</text:p>
          </table:table-cell>
          <table:table-cell office:value-type="percentage" office:value="0.93252875452319328" table:style-name="ce15">
            <text:p>93,25%</text:p>
          </table:table-cell>
          <table:table-cell office:value-type="float" office:value="2148467" table:style-name="ce13">
            <text:p>2.148.467</text:p>
          </table:table-cell>
          <table:table-cell office:value-type="float" office:value="2116548" table:style-name="ce13">
            <text:p>2.116.548</text:p>
          </table:table-cell>
          <table:table-cell office:value-type="float" office:value="1482325" table:style-name="ce13">
            <text:p>1.482.325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360" table:style-name="ce7">
            <text:p>381.360</text:p>
          </table:table-cell>
          <table:table-cell office:value-type="float" office:value="93090" table:style-name="ce13">
            <text:p>93.090</text:p>
          </table:table-cell>
          <table:table-cell office:value-type="float" office:value="4248745" table:style-name="ce14">
            <text:p>4.248.745</text:p>
          </table:table-cell>
          <table:table-cell office:value-type="float" office:value="3981399" table:style-name="ce14">
            <text:p>3.981.399</text:p>
          </table:table-cell>
          <table:table-cell office:value-type="percentage" office:value="0.93707647787758508" table:style-name="ce15">
            <text:p>93,71%</text:p>
          </table:table-cell>
          <table:table-cell office:value-type="float" office:value="1762449" table:style-name="ce13">
            <text:p>1.762.449</text:p>
          </table:table-cell>
          <table:table-cell office:value-type="float" office:value="1709943" table:style-name="ce13">
            <text:p>1.709.943</text:p>
          </table:table-cell>
          <table:table-cell office:value-type="float" office:value="1058225" table:style-name="ce13">
            <text:p>1.058.225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426" table:style-name="ce7">
            <text:p>8.660.426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016" table:style-name="ce14">
            <text:p>14.323.016</text:p>
          </table:table-cell>
          <table:table-cell office:value-type="float" office:value="14146967" table:style-name="ce14">
            <text:p>14.146.967</text:p>
          </table:table-cell>
          <table:table-cell office:value-type="percentage" office:value="0.98770866415285719" table:style-name="ce15">
            <text:p>98,77%</text:p>
          </table:table-cell>
          <table:table-cell office:value-type="float" office:value="6486721" table:style-name="ce13">
            <text:p>6.486.721</text:p>
          </table:table-cell>
          <table:table-cell office:value-type="float" office:value="6341114" table:style-name="ce13">
            <text:p>6.341.114</text:p>
          </table:table-cell>
          <table:table-cell office:value-type="float" office:value="3686814" table:style-name="ce13">
            <text:p>3.686.814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92400.5" table:style-name="ce14">
            <text:p>10.092.401</text:p>
          </table:table-cell>
          <table:table-cell office:value-type="percentage" office:value="0.96129498211930842" table:style-name="ce15">
            <text:p>96,13%</text:p>
          </table:table-cell>
          <table:table-cell office:value-type="float" office:value="4446690" table:style-name="ce13">
            <text:p>4.446.690</text:p>
          </table:table-cell>
          <table:table-cell office:value-type="float" office:value="4374052" table:style-name="ce13">
            <text:p>4.374.052</text:p>
          </table:table-cell>
          <table:table-cell office:value-type="float" office:value="2860577" table:style-name="ce13">
            <text:p>2.860.577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9" table:style-name="ce7">
            <text:p>1.640.1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9" table:style-name="ce14">
            <text:p>2.319.769</text:p>
          </table:table-cell>
          <table:table-cell office:value-type="float" office:value="2324266.5" table:style-name="ce14">
            <text:p>2.324.267</text:p>
          </table:table-cell>
          <table:table-cell office:value-type="percentage" office:value="1" table:style-name="ce15">
            <text:p>100,00%</text:p>
          </table:table-cell>
          <table:table-cell office:value-type="float" office:value="968358" table:style-name="ce13">
            <text:p>968.358</text:p>
          </table:table-cell>
          <table:table-cell office:value-type="float" office:value="948293" table:style-name="ce13">
            <text:p>948.293</text:p>
          </table:table-cell>
          <table:table-cell office:value-type="float" office:value="632517" table:style-name="ce13">
            <text:p>632.517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12006" table:style-name="ce14">
            <text:p>6.112.006</text:p>
          </table:table-cell>
          <table:table-cell office:value-type="percentage" office:value="1" table:style-name="ce15">
            <text:p>100,00%</text:p>
          </table:table-cell>
          <table:table-cell office:value-type="float" office:value="2476050" table:style-name="ce13">
            <text:p>2.476.050</text:p>
          </table:table-cell>
          <table:table-cell office:value-type="float" office:value="2445412" table:style-name="ce13">
            <text:p>2.445.412</text:p>
          </table:table-cell>
          <table:table-cell office:value-type="float" office:value="1939765" table:style-name="ce13">
            <text:p>1.939.765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0882" table:style-name="ce14">
            <text:p>640.882</text:p>
          </table:table-cell>
          <table:table-cell office:value-type="percentage" office:value="0.92803843742261904" table:style-name="ce15">
            <text:p>92,80%</text:p>
          </table:table-cell>
          <table:table-cell office:value-type="float" office:value="284300" table:style-name="ce13">
            <text:p>284.300</text:p>
          </table:table-cell>
          <table:table-cell office:value-type="float" office:value="285633" table:style-name="ce13">
            <text:p>285.633</text:p>
          </table:table-cell>
          <table:table-cell office:value-type="float" office:value="169701" table:style-name="ce13">
            <text:p>169.701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3160622" table:style-name="ce14">
            <text:p>13.160.622</text:p>
          </table:table-cell>
          <table:table-cell office:value-type="percentage" office:value="0.97967617872885582" table:style-name="ce15">
            <text:p>97,97%</text:p>
          </table:table-cell>
          <table:table-cell office:value-type="float" office:value="5759461" table:style-name="ce13">
            <text:p>5.759.461</text:p>
          </table:table-cell>
          <table:table-cell office:value-type="float" office:value="5687098" table:style-name="ce13">
            <text:p>5.687.098</text:p>
          </table:table-cell>
          <table:table-cell office:value-type="float" office:value="3239329" table:style-name="ce13">
            <text:p>3.239.329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08027" table:style-name="ce14">
            <text:p>2.808.027</text:p>
          </table:table-cell>
          <table:table-cell office:value-type="percentage" office:value="0.96223470693758384" table:style-name="ce15">
            <text:p>96,22%</text:p>
          </table:table-cell>
          <table:table-cell office:value-type="float" office:value="1298473" table:style-name="ce13">
            <text:p>1.298.473</text:p>
          </table:table-cell>
          <table:table-cell office:value-type="float" office:value="1274852" table:style-name="ce13">
            <text:p>1.274.852</text:p>
          </table:table-cell>
          <table:table-cell office:value-type="float" office:value="679897" table:style-name="ce13">
            <text:p>679.897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4559.5" table:style-name="ce14">
            <text:p>1.314.560</text:p>
          </table:table-cell>
          <table:table-cell office:value-type="percentage" office:value="0.93352528499815723" table:style-name="ce15">
            <text:p>93,35%</text:p>
          </table:table-cell>
          <table:table-cell office:value-type="float" office:value="567932" table:style-name="ce13">
            <text:p>567.932</text:p>
          </table:table-cell>
          <table:table-cell office:value-type="float" office:value="561525" table:style-name="ce13">
            <text:p>561.525</text:p>
          </table:table-cell>
          <table:table-cell office:value-type="float" office:value="350487" table:style-name="ce13">
            <text:p>350.487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405023" table:style-name="ce14">
            <text:p>4.405.023</text:p>
          </table:table-cell>
          <table:table-cell office:value-type="percentage" office:value="0.97957033889843503" table:style-name="ce15">
            <text:p>97,96%</text:p>
          </table:table-cell>
          <table:table-cell office:value-type="float" office:value="1946782" table:style-name="ce13">
            <text:p>1.946.782</text:p>
          </table:table-cell>
          <table:table-cell office:value-type="float" office:value="1908054" table:style-name="ce13">
            <text:p>1.908.054</text:p>
          </table:table-cell>
          <table:table-cell office:value-type="float" office:value="1169123" table:style-name="ce13">
            <text:p>1.169.123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9212" table:style-name="ce14">
            <text:p>149.212</text:p>
          </table:table-cell>
          <table:table-cell office:value-type="percentage" office:value="0.88996248382152077" table:style-name="ce15">
            <text:p>89,00%</text:p>
          </table:table-cell>
          <table:table-cell office:value-type="float" office:value="67405" table:style-name="ce13">
            <text:p>67.405</text:p>
          </table:table-cell>
          <table:table-cell office:value-type="float" office:value="64301" table:style-name="ce13">
            <text:p>64.301</text:p>
          </table:table-cell>
          <table:table-cell office:value-type="float" office:value="35057" table:style-name="ce13">
            <text:p>35.057</text:p>
          </table:table-cell>
          <table:table-cell office:value-type="date" office:date-value="2022-04-27T00:00:00" table:style-name="ce16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9470.5" table:style-name="ce14">
            <text:p>139.471</text:p>
          </table:table-cell>
          <table:table-cell office:value-type="percentage" office:value="0.92108374058908993" table:style-name="ce15">
            <text:p>92,11%</text:p>
          </table:table-cell>
          <table:table-cell office:value-type="float" office:value="65766" table:style-name="ce13">
            <text:p>65.766</text:p>
          </table:table-cell>
          <table:table-cell office:value-type="float" office:value="62042" table:style-name="ce13">
            <text:p>62.042</text:p>
          </table:table-cell>
          <table:table-cell office:value-type="float" office:value="27193" table:style-name="ce13">
            <text:p>27.193</text:p>
          </table:table-cell>
          <table:table-cell office:value-type="date" office:date-value="2022-04-27T00:00:00" table:style-name="ce17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9578" table:style-name="ce7">
            <text:p>49.578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3488" table:style-name="ce14">
            <text:p>213.488</text:p>
          </table:table-cell>
          <table:table-cell office:value-type="float" office:value="205031" table:style-name="ce14">
            <text:p>205.031</text:p>
          </table:table-cell>
          <table:table-cell office:value-type="percentage" office:value="0.96038653226410853" table:style-name="ce15">
            <text:p>96,04%</text:p>
          </table:table-cell>
          <table:table-cell office:value-type="float" office:value="95109" table:style-name="ce13">
            <text:p>95.109</text:p>
          </table:table-cell>
          <table:table-cell office:value-type="float" office:value="96490" table:style-name="ce13">
            <text:p>96.490</text:p>
          </table:table-cell>
          <table:table-cell office:value-type="float" office:value="48466" table:style-name="ce13">
            <text:p>48.466</text:p>
          </table:table-cell>
          <table:table-cell office:value-type="date" office:date-value="2022-04-26T00:00:00" table:style-name="ce17">
            <text:p>26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930" table:style-name="ce7">
            <text:p>7.9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635" table:style-name="ce14">
            <text:p>12.635</text:p>
          </table:table-cell>
          <table:table-cell office:value-type="float" office:value="13447" table:style-name="ce14">
            <text:p>13.447</text:p>
          </table:table-cell>
          <table:table-cell office:value-type="percentage" office:value="1" table:style-name="ce15">
            <text:p>100,00%</text:p>
          </table:table-cell>
          <table:table-cell office:value-type="float" office:value="8115" table:style-name="ce13">
            <text:p>8.115</text:p>
          </table:table-cell>
          <table:table-cell office:value-type="float" office:value="8299" table:style-name="ce13">
            <text:p>8.299</text:p>
          </table:table-cell>
          <table:table-cell office:value-type="float" office:value="3774" table:style-name="ce13">
            <text:p>3.774</text:p>
          </table:table-cell>
          <table:table-cell office:value-type="date" office:date-value="2022-04-27T00:00:00" table:style-name="ce17">
            <text:p>27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34195" table:style-name="ce19">
            <text:p>63.234.195</text:p>
          </table:table-cell>
          <table:table-cell office:value-type="float" office:value="5207010" table:style-name="ce19">
            <text:p>5.207.010</text:p>
          </table:table-cell>
          <table:table-cell office:value-type="float" office:value="17464490" table:style-name="ce20">
            <text:p>17.464.490</text:p>
          </table:table-cell>
          <table:table-cell office:value-type="float" office:value="9008840" table:style-name="ce21">
            <text:p>9.008.840</text:p>
          </table:table-cell>
          <table:table-cell office:value-type="float" office:value="2096905" table:style-name="ce22">
            <text:p>2.096.905</text:p>
          </table:table-cell>
          <table:table-cell office:value-type="float" office:value="97011440" table:style-name="ce23">
            <text:p>97.011.440</text:p>
          </table:table-cell>
          <table:table-cell office:value-type="float" office:value="94404832" table:style-name="ce23">
            <text:p>94.404.832</text:p>
          </table:table-cell>
          <table:table-cell office:value-type="percentage" office:value="0.97313092146658164" table:style-name="ce24">
            <text:p>97,31%</text:p>
          </table:table-cell>
          <table:table-cell office:value-type="float" office:value="41200263" table:style-name="ce23">
            <text:p>41.200.263</text:p>
          </table:table-cell>
          <table:table-cell office:value-type="float" office:value="40414329" table:style-name="ce23">
            <text:p>40.414.329</text:p>
          </table:table-cell>
          <table:table-cell office:value-type="float" office:value="24764684" table:style-name="ce23">
            <text:p>24.764.684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1658" table:style-name="ce32">
            <text:p>7.041.658</text:p>
          </table:table-cell>
          <table:table-cell office:value-type="percentage" office:value="0.9378866956002293" table:style-name="ce33">
            <text:p>93,8%</text:p>
          </table:table-cell>
          <table:table-cell office:value-type="float" office:value="7007344" table:style-name="ce32">
            <text:p>7.007.344</text:p>
          </table:table-cell>
          <table:table-cell office:value-type="percentage" office:value="0.93331637365718323" table:style-name="ce33">
            <text:p>93,3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040" table:style-name="ce32">
            <text:p>1.097.040</text:p>
          </table:table-cell>
          <table:table-cell office:value-type="percentage" office:value="0.92234119831041994" table:style-name="ce33">
            <text:p>92,2%</text:p>
          </table:table-cell>
          <table:table-cell office:value-type="float" office:value="1090430" table:style-name="ce32">
            <text:p>1.090.430</text:p>
          </table:table-cell>
          <table:table-cell office:value-type="percentage" office:value="0.91678381177863277" table:style-name="ce33">
            <text:p>91,7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572" table:style-name="ce32">
            <text:p>885.572</text:p>
          </table:table-cell>
          <table:table-cell office:value-type="percentage" office:value="0.95177049310707651" table:style-name="ce33">
            <text:p>95,2%</text:p>
          </table:table-cell>
          <table:table-cell office:value-type="float" office:value="886943" table:style-name="ce32">
            <text:p>886.943</text:p>
          </table:table-cell>
          <table:table-cell office:value-type="percentage" office:value="0.95324397843187203" table:style-name="ce33">
            <text:p>95,3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963" table:style-name="ce32">
            <text:p>896.963</text:p>
          </table:table-cell>
          <table:table-cell office:value-type="percentage" office:value="0.82807770034167694" table:style-name="ce33">
            <text:p>82,8%</text:p>
          </table:table-cell>
          <table:table-cell office:value-type="float" office:value="890607" table:style-name="ce32">
            <text:p>890.607</text:p>
          </table:table-cell>
          <table:table-cell office:value-type="percentage" office:value="0.82220983080483789" table:style-name="ce33">
            <text:p>82,2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4983" table:style-name="ce32">
            <text:p>1.744.983</text:p>
          </table:table-cell>
          <table:table-cell office:value-type="percentage" office:value="0.85811253726924785" table:style-name="ce33">
            <text:p>85,8%</text:p>
          </table:table-cell>
          <table:table-cell office:value-type="float" office:value="1710589" table:style-name="ce32">
            <text:p>1.710.589</text:p>
          </table:table-cell>
          <table:table-cell office:value-type="percentage" office:value="0.84119894979771459" table:style-name="ce33">
            <text:p>84,1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629" table:style-name="ce32">
            <text:p>494.629</text:p>
          </table:table-cell>
          <table:table-cell office:value-type="percentage" office:value="0.93846454496814413" table:style-name="ce33">
            <text:p>93,8%</text:p>
          </table:table-cell>
          <table:table-cell office:value-type="float" office:value="495854" table:style-name="ce32">
            <text:p>495.854</text:p>
          </table:table-cell>
          <table:table-cell office:value-type="percentage" office:value="0.94078874971066018" table:style-name="ce33">
            <text:p>94,1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807" table:style-name="ce32">
            <text:p>2.047.807</text:p>
          </table:table-cell>
          <table:table-cell office:value-type="percentage" office:value="0.94275622896955968" table:style-name="ce33">
            <text:p>94,3%</text:p>
          </table:table-cell>
          <table:table-cell office:value-type="float" office:value="2038028" table:style-name="ce32">
            <text:p>2.038.028</text:p>
          </table:table-cell>
          <table:table-cell office:value-type="percentage" office:value="0.93825423578216782" table:style-name="ce33">
            <text:p>93,8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0886" table:style-name="ce32">
            <text:p>1.660.886</text:p>
          </table:table-cell>
          <table:table-cell office:value-type="percentage" office:value="0.91454350629542058" table:style-name="ce33">
            <text:p>91,5%</text:p>
          </table:table-cell>
          <table:table-cell office:value-type="float" office:value="1638861" table:style-name="ce32">
            <text:p>1.638.861</text:p>
          </table:table-cell>
          <table:table-cell office:value-type="percentage" office:value="0.90241574994961682" table:style-name="ce33">
            <text:p>90,2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0602" table:style-name="ce32">
            <text:p>6.250.602</text:p>
          </table:table-cell>
          <table:table-cell office:value-type="percentage" office:value="0.92158956973136708" table:style-name="ce33">
            <text:p>92,2%</text:p>
          </table:table-cell>
          <table:table-cell office:value-type="float" office:value="6179314" table:style-name="ce32">
            <text:p>6.179.314</text:p>
          </table:table-cell>
          <table:table-cell office:value-type="percentage" office:value="0.91107885776362219" table:style-name="ce33">
            <text:p>91,1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5349" table:style-name="ce32">
            <text:p>4.195.349</text:p>
          </table:table-cell>
          <table:table-cell office:value-type="percentage" office:value="0.9339547455869579" table:style-name="ce33">
            <text:p>93,4%</text:p>
          </table:table-cell>
          <table:table-cell office:value-type="float" office:value="4215633" table:style-name="ce32">
            <text:p>4.215.633</text:p>
          </table:table-cell>
          <table:table-cell office:value-type="percentage" office:value="0.93847030270973497" table:style-name="ce33">
            <text:p>93,8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959" table:style-name="ce32">
            <text:p>909.959</text:p>
          </table:table-cell>
          <table:table-cell office:value-type="percentage" office:value="0.95796250092115931" table:style-name="ce33">
            <text:p>95,8%</text:p>
          </table:table-cell>
          <table:table-cell office:value-type="float" office:value="906849" table:style-name="ce32">
            <text:p>906.849</text:p>
          </table:table-cell>
          <table:table-cell office:value-type="percentage" office:value="0.95468843760856525" table:style-name="ce33">
            <text:p>95,5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575" table:style-name="ce32">
            <text:p>2.341.575</text:p>
          </table:table-cell>
          <table:table-cell office:value-type="percentage" office:value="0.95336071791075949" table:style-name="ce33">
            <text:p>95,3%</text:p>
          </table:table-cell>
          <table:table-cell office:value-type="float" office:value="2346922" table:style-name="ce32">
            <text:p>2.346.922</text:p>
          </table:table-cell>
          <table:table-cell office:value-type="percentage" office:value="0.95553772260147785" table:style-name="ce33">
            <text:p>95,6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220" table:style-name="ce32">
            <text:p>269.220</text:p>
          </table:table-cell>
          <table:table-cell office:value-type="percentage" office:value="0.95644790552758818" table:style-name="ce33">
            <text:p>95,6%</text:p>
          </table:table-cell>
          <table:table-cell office:value-type="float" office:value="273585" table:style-name="ce32">
            <text:p>273.585</text:p>
          </table:table-cell>
          <table:table-cell office:value-type="percentage" office:value="0.97195527907943402" table:style-name="ce33">
            <text:p>97,2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2995" table:style-name="ce32">
            <text:p>5.512.995</text:p>
          </table:table-cell>
          <table:table-cell office:value-type="percentage" office:value="0.92330931911863323" table:style-name="ce33">
            <text:p>92,3%</text:p>
          </table:table-cell>
          <table:table-cell office:value-type="float" office:value="5509172" table:style-name="ce32">
            <text:p>5.509.172</text:p>
          </table:table-cell>
          <table:table-cell office:value-type="percentage" office:value="0.92266904799069083" table:style-name="ce33">
            <text:p>92,3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0919" table:style-name="ce32">
            <text:p>1.230.919</text:p>
          </table:table-cell>
          <table:table-cell office:value-type="percentage" office:value="0.93420303670118865" table:style-name="ce33">
            <text:p>93,4%</text:p>
          </table:table-cell>
          <table:table-cell office:value-type="float" office:value="1233752" table:style-name="ce32">
            <text:p>1.233.752</text:p>
          </table:table-cell>
          <table:table-cell office:value-type="percentage" office:value="0.93635313528848363" table:style-name="ce33">
            <text:p>93,6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883" table:style-name="ce32">
            <text:p>539.883</text:p>
          </table:table-cell>
          <table:table-cell office:value-type="percentage" office:value="0.9305535925429268" table:style-name="ce33">
            <text:p>93,1%</text:p>
          </table:table-cell>
          <table:table-cell office:value-type="float" office:value="540222" table:style-name="ce32">
            <text:p>540.222</text:p>
          </table:table-cell>
          <table:table-cell office:value-type="percentage" office:value="0.93113790000930752" table:style-name="ce33">
            <text:p>93,1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4576" table:style-name="ce32">
            <text:p>1.864.576</text:p>
          </table:table-cell>
          <table:table-cell office:value-type="percentage" office:value="0.95362390442566769" table:style-name="ce33">
            <text:p>95,4%</text:p>
          </table:table-cell>
          <table:table-cell office:value-type="float" office:value="1852237" table:style-name="ce32">
            <text:p>1.852.237</text:p>
          </table:table-cell>
          <table:table-cell office:value-type="percentage" office:value="0.94731321215208464" table:style-name="ce33">
            <text:p>94,7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433" table:style-name="ce32">
            <text:p>64.433</text:p>
          </table:table-cell>
          <table:table-cell office:value-type="percentage" office:value="0.90713652170240322" table:style-name="ce33">
            <text:p>90,7%</text:p>
          </table:table-cell>
          <table:table-cell office:value-type="float" office:value="62485" table:style-name="ce32">
            <text:p>62.485</text:p>
          </table:table-cell>
          <table:table-cell office:value-type="percentage" office:value="0.87971110391530216" table:style-name="ce33">
            <text:p>88,0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340" table:style-name="ce32">
            <text:p>62.340</text:p>
          </table:table-cell>
          <table:table-cell office:value-type="percentage" office:value="0.91319251164562154" table:style-name="ce33">
            <text:p>91,3%</text:p>
          </table:table-cell>
          <table:table-cell office:value-type="float" office:value="60313" table:style-name="ce32">
            <text:p>60.313</text:p>
          </table:table-cell>
          <table:table-cell office:value-type="percentage" office:value="0.8834998388656139" table:style-name="ce33">
            <text:p>88,3%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09" table:style-name="ce32">
            <text:p>95.109</text:p>
          </table:table-cell>
          <table:table-cell office:value-type="string" table:style-name="ce33">
            <text:p>-</text:p>
          </table:table-cell>
          <table:table-cell office:value-type="float" office:value="96490" table:style-name="ce32">
            <text:p>96.490</text:p>
          </table:table-cell>
          <table:table-cell office:value-type="string" table:style-name="ce33">
            <text:p>-</text:p>
          </table:table-cell>
          <table:table-cell office:value-type="date" office:date-value="2022-04-26T00:00:00" table:style-name="ce34">
            <text:p>26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15" table:style-name="ce32">
            <text:p>8.115</text:p>
          </table:table-cell>
          <table:table-cell office:value-type="string" table:style-name="ce33">
            <text:p>-</text:p>
          </table:table-cell>
          <table:table-cell office:value-type="float" office:value="8299" table:style-name="ce32">
            <text:p>8.299</text:p>
          </table:table-cell>
          <table:table-cell office:value-type="string" table:style-name="ce33">
            <text:p>-</text:p>
          </table:table-cell>
          <table:table-cell office:value-type="date" office:date-value="2022-04-27T00:00:00" table:style-name="ce34">
            <text:p>27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14613" table:style-name="ce35">
            <text:p>39.214.613</text:p>
          </table:table-cell>
          <table:table-cell office:value-type="percentage" office:value="0.92958592683808028" table:style-name="ce36">
            <text:p>93,0%</text:p>
          </table:table-cell>
          <table:table-cell office:value-type="float" office:value="39043929" table:style-name="ce35">
            <text:p>39.043.929</text:p>
          </table:table-cell>
          <table:table-cell office:value-type="percentage" office:value="0.9255398472723726" table:style-name="ce36">
            <text:p>92,6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41" table:style-name="ce45">
            <text:p>435.541</text:p>
          </table:table-cell>
          <table:table-cell office:value-type="percentage" office:value="1" table:style-name="ce46">
            <text:p>100,0%</text:p>
          </table:table-cell>
          <table:table-cell office:value-type="float" office:value="656607" table:style-name="ce45">
            <text:p>656.607</text:p>
          </table:table-cell>
          <table:table-cell office:value-type="percentage" office:value="1" table:style-name="ce46">
            <text:p>100,0%</text:p>
          </table:table-cell>
          <table:table-cell office:value-type="float" office:value="937686" table:style-name="ce45">
            <text:p>937.686</text:p>
          </table:table-cell>
          <table:table-cell office:value-type="percentage" office:value="0.97856149208592103" table:style-name="ce46">
            <text:p>97,9%</text:p>
          </table:table-cell>
          <table:table-cell office:value-type="float" office:value="1229771" table:style-name="ce45">
            <text:p>1.229.771</text:p>
          </table:table-cell>
          <table:table-cell office:value-type="percentage" office:value="0.95509443604374367" table:style-name="ce46">
            <text:p>95,5%</text:p>
          </table:table-cell>
          <table:table-cell office:value-type="float" office:value="1277611" table:style-name="ce45">
            <text:p>1.277.611</text:p>
          </table:table-cell>
          <table:table-cell office:value-type="percentage" office:value="0.92290527733151484" table:style-name="ce46">
            <text:p>92,3%</text:p>
          </table:table-cell>
          <table:table-cell office:value-type="float" office:value="968848" table:style-name="ce45">
            <text:p>968.848</text:p>
          </table:table-cell>
          <table:table-cell office:value-type="percentage" office:value="0.87935355104908175" table:style-name="ce46">
            <text:p>87,9%</text:p>
          </table:table-cell>
          <table:table-cell office:value-type="float" office:value="813057" table:style-name="ce45">
            <text:p>813.057</text:p>
          </table:table-cell>
          <table:table-cell office:value-type="percentage" office:value="0.87792513216543999" table:style-name="ce46">
            <text:p>87,8%</text:p>
          </table:table-cell>
          <table:table-cell office:value-type="float" office:value="722537" table:style-name="ce45">
            <text:p>722.537</text:p>
          </table:table-cell>
          <table:table-cell office:value-type="percentage" office:value="0.93490423706663428" table:style-name="ce46">
            <text:p>93,5%</text:p>
          </table:table-cell>
          <table:table-cell office:value-type="float" office:value="7041658" table:style-name="ce45">
            <text:p>7.041.65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8866956002293" table:style-name="ce46">
            <text:p>93,8%</text:p>
          </table:table-cell>
          <table:table-cell office:value-type="percentage" office:value="0.82821433515517184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12" table:style-name="ce48">
            <text:p>101.712</text:p>
          </table:table-cell>
          <table:table-cell office:value-type="percentage" office:value="1" table:style-name="ce49">
            <text:p>100,0%</text:p>
          </table:table-cell>
          <table:table-cell office:value-type="float" office:value="119884" table:style-name="ce48">
            <text:p>119.884</text:p>
          </table:table-cell>
          <table:table-cell office:value-type="percentage" office:value="1" table:style-name="ce49">
            <text:p>100,0%</text:p>
          </table:table-cell>
          <table:table-cell office:value-type="float" office:value="156062" table:style-name="ce48">
            <text:p>156.062</text:p>
          </table:table-cell>
          <table:table-cell office:value-type="percentage" office:value="0.96746636910296946" table:style-name="ce49">
            <text:p>96,7%</text:p>
          </table:table-cell>
          <table:table-cell office:value-type="float" office:value="188598" table:style-name="ce48">
            <text:p>188.598</text:p>
          </table:table-cell>
          <table:table-cell office:value-type="percentage" office:value="0.93843857292133159" table:style-name="ce49">
            <text:p>93,8%</text:p>
          </table:table-cell>
          <table:table-cell office:value-type="float" office:value="192437" table:style-name="ce48">
            <text:p>192.437</text:p>
          </table:table-cell>
          <table:table-cell office:value-type="percentage" office:value="0.90076625303669311" table:style-name="ce49">
            <text:p>90,1%</text:p>
          </table:table-cell>
          <table:table-cell office:value-type="float" office:value="132084" table:style-name="ce48">
            <text:p>132.084</text:p>
          </table:table-cell>
          <table:table-cell office:value-type="percentage" office:value="0.83450637485942458" table:style-name="ce49">
            <text:p>83,5%</text:p>
          </table:table-cell>
          <table:table-cell office:value-type="float" office:value="110905" table:style-name="ce48">
            <text:p>110.905</text:p>
          </table:table-cell>
          <table:table-cell office:value-type="percentage" office:value="0.84791051850945731" table:style-name="ce49">
            <text:p>84,8%</text:p>
          </table:table-cell>
          <table:table-cell office:value-type="float" office:value="95358" table:style-name="ce48">
            <text:p>95.358</text:p>
          </table:table-cell>
          <table:table-cell office:value-type="percentage" office:value="0.8908881975391687" table:style-name="ce49">
            <text:p>89,1%</text:p>
          </table:table-cell>
          <table:table-cell office:value-type="float" office:value="1097040" table:style-name="ce48">
            <text:p>1.097.04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34119831041994" table:style-name="ce49">
            <text:p>92,2%</text:p>
          </table:table-cell>
          <table:table-cell office:value-type="percentage" office:value="0.82414003709621808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88" table:style-name="ce48">
            <text:p>89.288</text:p>
          </table:table-cell>
          <table:table-cell office:value-type="percentage" office:value="1" table:style-name="ce49">
            <text:p>100,0%</text:p>
          </table:table-cell>
          <table:table-cell office:value-type="float" office:value="114823" table:style-name="ce48">
            <text:p>114.823</text:p>
          </table:table-cell>
          <table:table-cell office:value-type="percentage" office:value="1" table:style-name="ce49">
            <text:p>100,0%</text:p>
          </table:table-cell>
          <table:table-cell office:value-type="float" office:value="149213" table:style-name="ce48">
            <text:p>149.213</text:p>
          </table:table-cell>
          <table:table-cell office:value-type="percentage" office:value="0.98172906112244229" table:style-name="ce49">
            <text:p>98,2%</text:p>
          </table:table-cell>
          <table:table-cell office:value-type="float" office:value="154472" table:style-name="ce48">
            <text:p>154.472</text:p>
          </table:table-cell>
          <table:table-cell office:value-type="percentage" office:value="0.95304257695131511" table:style-name="ce49">
            <text:p>95,3%</text:p>
          </table:table-cell>
          <table:table-cell office:value-type="float" office:value="152615" table:style-name="ce48">
            <text:p>152.615</text:p>
          </table:table-cell>
          <table:table-cell office:value-type="percentage" office:value="0.9198107521697203" table:style-name="ce49">
            <text:p>92,0%</text:p>
          </table:table-cell>
          <table:table-cell office:value-type="float" office:value="93179" table:style-name="ce48">
            <text:p>93.179</text:p>
          </table:table-cell>
          <table:table-cell office:value-type="percentage" office:value="0.85807295263880068" table:style-name="ce49">
            <text:p>85,8%</text:p>
          </table:table-cell>
          <table:table-cell office:value-type="float" office:value="68944" table:style-name="ce48">
            <text:p>68.944</text:p>
          </table:table-cell>
          <table:table-cell office:value-type="percentage" office:value="0.87004366371368713" table:style-name="ce49">
            <text:p>87,0%</text:p>
          </table:table-cell>
          <table:table-cell office:value-type="float" office:value="63038" table:style-name="ce48">
            <text:p>63.038</text:p>
          </table:table-cell>
          <table:table-cell office:value-type="percentage" office:value="0.96601078828000486" table:style-name="ce49">
            <text:p>96,6%</text:p>
          </table:table-cell>
          <table:table-cell office:value-type="float" office:value="885572" table:style-name="ce48">
            <text:p>885.57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77049310707651" table:style-name="ce49">
            <text:p>95,2%</text:p>
          </table:table-cell>
          <table:table-cell office:value-type="percentage" office:value="0.87430310725064642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5" table:style-name="ce48">
            <text:p>51.865</text:p>
          </table:table-cell>
          <table:table-cell office:value-type="percentage" office:value="0.96703522085283311" table:style-name="ce49">
            <text:p>96,7%</text:p>
          </table:table-cell>
          <table:table-cell office:value-type="float" office:value="79949" table:style-name="ce48">
            <text:p>79.949</text:p>
          </table:table-cell>
          <table:table-cell office:value-type="percentage" office:value="0.91648898365316278" table:style-name="ce49">
            <text:p>91,6%</text:p>
          </table:table-cell>
          <table:table-cell office:value-type="float" office:value="112221" table:style-name="ce48">
            <text:p>112.221</text:p>
          </table:table-cell>
          <table:table-cell office:value-type="percentage" office:value="0.88090397431570022" table:style-name="ce49">
            <text:p>88,1%</text:p>
          </table:table-cell>
          <table:table-cell office:value-type="float" office:value="153745" table:style-name="ce48">
            <text:p>153.745</text:p>
          </table:table-cell>
          <table:table-cell office:value-type="percentage" office:value="0.86612997724046237" table:style-name="ce49">
            <text:p>86,6%</text:p>
          </table:table-cell>
          <table:table-cell office:value-type="float" office:value="173974" table:style-name="ce48">
            <text:p>173.974</text:p>
          </table:table-cell>
          <table:table-cell office:value-type="percentage" office:value="0.80311878240076073" table:style-name="ce49">
            <text:p>80,3%</text:p>
          </table:table-cell>
          <table:table-cell office:value-type="float" office:value="135588" table:style-name="ce48">
            <text:p>135.588</text:p>
          </table:table-cell>
          <table:table-cell office:value-type="percentage" office:value="0.73670312474530963" table:style-name="ce49">
            <text:p>73,7%</text:p>
          </table:table-cell>
          <table:table-cell office:value-type="float" office:value="105020" table:style-name="ce48">
            <text:p>105.020</text:p>
          </table:table-cell>
          <table:table-cell office:value-type="percentage" office:value="0.76537937367450604" table:style-name="ce49">
            <text:p>76,5%</text:p>
          </table:table-cell>
          <table:table-cell office:value-type="float" office:value="84601" table:style-name="ce48">
            <text:p>84.601</text:p>
          </table:table-cell>
          <table:table-cell office:value-type="percentage" office:value="0.84995378556502166" table:style-name="ce49">
            <text:p>85,0%</text:p>
          </table:table-cell>
          <table:table-cell office:value-type="float" office:value="896963" table:style-name="ce48">
            <text:p>896.963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07770034167694" table:style-name="ce49">
            <text:p>82,8%</text:p>
          </table:table-cell>
          <table:table-cell office:value-type="percentage" office:value="0.73535119181816322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49" table:style-name="ce48">
            <text:p>94.849</text:p>
          </table:table-cell>
          <table:table-cell office:value-type="percentage" office:value="0.94506885076024794" table:style-name="ce49">
            <text:p>94,5%</text:p>
          </table:table-cell>
          <table:table-cell office:value-type="float" office:value="156233" table:style-name="ce48">
            <text:p>156.233</text:p>
          </table:table-cell>
          <table:table-cell office:value-type="percentage" office:value="0.93303512774267527" table:style-name="ce49">
            <text:p>93,3%</text:p>
          </table:table-cell>
          <table:table-cell office:value-type="float" office:value="229519" table:style-name="ce48">
            <text:p>229.519</text:p>
          </table:table-cell>
          <table:table-cell office:value-type="percentage" office:value="0.91240086660968778" table:style-name="ce49">
            <text:p>91,2%</text:p>
          </table:table-cell>
          <table:table-cell office:value-type="float" office:value="326037" table:style-name="ce48">
            <text:p>326.037</text:p>
          </table:table-cell>
          <table:table-cell office:value-type="percentage" office:value="0.88537584827574967" table:style-name="ce49">
            <text:p>88,5%</text:p>
          </table:table-cell>
          <table:table-cell office:value-type="float" office:value="325225" table:style-name="ce48">
            <text:p>325.225</text:p>
          </table:table-cell>
          <table:table-cell office:value-type="percentage" office:value="0.82522424227046087" table:style-name="ce49">
            <text:p>82,5%</text:p>
          </table:table-cell>
          <table:table-cell office:value-type="float" office:value="239696" table:style-name="ce48">
            <text:p>239.696</text:p>
          </table:table-cell>
          <table:table-cell office:value-type="percentage" office:value="0.76613970376715612" table:style-name="ce49">
            <text:p>76,6%</text:p>
          </table:table-cell>
          <table:table-cell office:value-type="float" office:value="201060" table:style-name="ce48">
            <text:p>201.060</text:p>
          </table:table-cell>
          <table:table-cell office:value-type="percentage" office:value="0.78948918408456403" table:style-name="ce49">
            <text:p>78,9%</text:p>
          </table:table-cell>
          <table:table-cell office:value-type="float" office:value="172364" table:style-name="ce48">
            <text:p>172.364</text:p>
          </table:table-cell>
          <table:table-cell office:value-type="percentage" office:value="0.93541367052885793" table:style-name="ce49">
            <text:p>93,5%</text:p>
          </table:table-cell>
          <table:table-cell office:value-type="float" office:value="1744983" table:style-name="ce48">
            <text:p>1.744.98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11253726924785" table:style-name="ce49">
            <text:p>85,8%</text:p>
          </table:table-cell>
          <table:table-cell office:value-type="percentage" office:value="0.77749380783641198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0" table:style-name="ce48">
            <text:p>42.590</text:p>
          </table:table-cell>
          <table:table-cell office:value-type="percentage" office:value="1" table:style-name="ce49">
            <text:p>100,0%</text:p>
          </table:table-cell>
          <table:table-cell office:value-type="float" office:value="56222" table:style-name="ce48">
            <text:p>56.222</text:p>
          </table:table-cell>
          <table:table-cell office:value-type="percentage" office:value="1" table:style-name="ce49">
            <text:p>100,0%</text:p>
          </table:table-cell>
          <table:table-cell office:value-type="float" office:value="77303" table:style-name="ce48">
            <text:p>77.303</text:p>
          </table:table-cell>
          <table:table-cell office:value-type="percentage" office:value="0.97534602621850441" table:style-name="ce49">
            <text:p>97,5%</text:p>
          </table:table-cell>
          <table:table-cell office:value-type="float" office:value="85216" table:style-name="ce48">
            <text:p>85.216</text:p>
          </table:table-cell>
          <table:table-cell office:value-type="percentage" office:value="0.93674837858634719" table:style-name="ce49">
            <text:p>93,7%</text:p>
          </table:table-cell>
          <table:table-cell office:value-type="float" office:value="89532" table:style-name="ce48">
            <text:p>89.532</text:p>
          </table:table-cell>
          <table:table-cell office:value-type="percentage" office:value="0.9193518575565276" table:style-name="ce49">
            <text:p>91,9%</text:p>
          </table:table-cell>
          <table:table-cell office:value-type="float" office:value="56953" table:style-name="ce48">
            <text:p>56.953</text:p>
          </table:table-cell>
          <table:table-cell office:value-type="percentage" office:value="0.84804490902051877" table:style-name="ce49">
            <text:p>84,8%</text:p>
          </table:table-cell>
          <table:table-cell office:value-type="float" office:value="43545" table:style-name="ce48">
            <text:p>43.545</text:p>
          </table:table-cell>
          <table:table-cell office:value-type="percentage" office:value="0.85595502525897826" table:style-name="ce49">
            <text:p>85,6%</text:p>
          </table:table-cell>
          <table:table-cell office:value-type="float" office:value="43268" table:style-name="ce48">
            <text:p>43.268</text:p>
          </table:table-cell>
          <table:table-cell office:value-type="percentage" office:value="0.95550206479252697" table:style-name="ce49">
            <text:p>95,6%</text:p>
          </table:table-cell>
          <table:table-cell office:value-type="float" office:value="494629" table:style-name="ce48">
            <text:p>494.62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46454496814413" table:style-name="ce49">
            <text:p>93,8%</text:p>
          </table:table-cell>
          <table:table-cell office:value-type="percentage" office:value="0.84746811044195625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34" table:style-name="ce48">
            <text:p>230.034</text:p>
          </table:table-cell>
          <table:table-cell office:value-type="percentage" office:value="1" table:style-name="ce49">
            <text:p>100,0%</text:p>
          </table:table-cell>
          <table:table-cell office:value-type="float" office:value="252347" table:style-name="ce48">
            <text:p>252.347</text:p>
          </table:table-cell>
          <table:table-cell office:value-type="percentage" office:value="1" table:style-name="ce49">
            <text:p>100,0%</text:p>
          </table:table-cell>
          <table:table-cell office:value-type="float" office:value="324655" table:style-name="ce48">
            <text:p>324.655</text:p>
          </table:table-cell>
          <table:table-cell office:value-type="percentage" office:value="0.99209150386715683" table:style-name="ce49">
            <text:p>99,2%</text:p>
          </table:table-cell>
          <table:table-cell office:value-type="float" office:value="357907" table:style-name="ce48">
            <text:p>357.907</text:p>
          </table:table-cell>
          <table:table-cell office:value-type="percentage" office:value="0.93888820392284422" table:style-name="ce49">
            <text:p>93,9%</text:p>
          </table:table-cell>
          <table:table-cell office:value-type="float" office:value="326295" table:style-name="ce48">
            <text:p>326.295</text:p>
          </table:table-cell>
          <table:table-cell office:value-type="percentage" office:value="0.90586670812488546" table:style-name="ce49">
            <text:p>90,6%</text:p>
          </table:table-cell>
          <table:table-cell office:value-type="float" office:value="219121" table:style-name="ce48">
            <text:p>219.121</text:p>
          </table:table-cell>
          <table:table-cell office:value-type="percentage" office:value="0.84634726653328285" table:style-name="ce49">
            <text:p>84,6%</text:p>
          </table:table-cell>
          <table:table-cell office:value-type="float" office:value="181259" table:style-name="ce48">
            <text:p>181.259</text:p>
          </table:table-cell>
          <table:table-cell office:value-type="percentage" office:value="0.8558875053711652" table:style-name="ce49">
            <text:p>85,6%</text:p>
          </table:table-cell>
          <table:table-cell office:value-type="float" office:value="156189" table:style-name="ce48">
            <text:p>156.189</text:p>
          </table:table-cell>
          <table:table-cell office:value-type="percentage" office:value="0.92860200478008059" table:style-name="ce49">
            <text:p>92,9%</text:p>
          </table:table-cell>
          <table:table-cell office:value-type="float" office:value="2047807" table:style-name="ce48">
            <text:p>2.047.80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75622896955968" table:style-name="ce49">
            <text:p>94,3%</text:p>
          </table:table-cell>
          <table:table-cell office:value-type="percentage" office:value="0.8580260440475328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90" table:style-name="ce48">
            <text:p>139.090</text:p>
          </table:table-cell>
          <table:table-cell office:value-type="percentage" office:value="1" table:style-name="ce49">
            <text:p>100,0%</text:p>
          </table:table-cell>
          <table:table-cell office:value-type="float" office:value="159537" table:style-name="ce48">
            <text:p>159.537</text:p>
          </table:table-cell>
          <table:table-cell office:value-type="percentage" office:value="1" table:style-name="ce49">
            <text:p>100,0%</text:p>
          </table:table-cell>
          <table:table-cell office:value-type="float" office:value="225601" table:style-name="ce48">
            <text:p>225.601</text:p>
          </table:table-cell>
          <table:table-cell office:value-type="percentage" office:value="0.98935657024575929" table:style-name="ce49">
            <text:p>98,9%</text:p>
          </table:table-cell>
          <table:table-cell office:value-type="float" office:value="290324" table:style-name="ce48">
            <text:p>290.324</text:p>
          </table:table-cell>
          <table:table-cell office:value-type="percentage" office:value="0.93229760410010054" table:style-name="ce49">
            <text:p>93,2%</text:p>
          </table:table-cell>
          <table:table-cell office:value-type="float" office:value="292379" table:style-name="ce48">
            <text:p>292.379</text:p>
          </table:table-cell>
          <table:table-cell office:value-type="percentage" office:value="0.8841723594642571" table:style-name="ce49">
            <text:p>88,4%</text:p>
          </table:table-cell>
          <table:table-cell office:value-type="float" office:value="212690" table:style-name="ce48">
            <text:p>212.690</text:p>
          </table:table-cell>
          <table:table-cell office:value-type="percentage" office:value="0.82517623597968581" table:style-name="ce49">
            <text:p>82,5%</text:p>
          </table:table-cell>
          <table:table-cell office:value-type="float" office:value="181076" table:style-name="ce48">
            <text:p>181.076</text:p>
          </table:table-cell>
          <table:table-cell office:value-type="percentage" office:value="0.82686125520566967" table:style-name="ce49">
            <text:p>82,7%</text:p>
          </table:table-cell>
          <table:table-cell office:value-type="float" office:value="160189" table:style-name="ce48">
            <text:p>160.189</text:p>
          </table:table-cell>
          <table:table-cell office:value-type="percentage" office:value="0.90086943807081477" table:style-name="ce49">
            <text:p>90,1%</text:p>
          </table:table-cell>
          <table:table-cell office:value-type="float" office:value="1660886" table:style-name="ce48">
            <text:p>1.660.8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54350629542058" table:style-name="ce49">
            <text:p>91,5%</text:p>
          </table:table-cell>
          <table:table-cell office:value-type="percentage" office:value="0.81071980849884018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29" table:style-name="ce48">
            <text:p>461.229</text:p>
          </table:table-cell>
          <table:table-cell office:value-type="percentage" office:value="1" table:style-name="ce49">
            <text:p>100,0%</text:p>
          </table:table-cell>
          <table:table-cell office:value-type="float" office:value="622215" table:style-name="ce48">
            <text:p>622.215</text:p>
          </table:table-cell>
          <table:table-cell office:value-type="percentage" office:value="0.97873173770244248" table:style-name="ce49">
            <text:p>97,9%</text:p>
          </table:table-cell>
          <table:table-cell office:value-type="float" office:value="810215" table:style-name="ce48">
            <text:p>810.215</text:p>
          </table:table-cell>
          <table:table-cell office:value-type="percentage" office:value="0.9504166647115958" table:style-name="ce49">
            <text:p>95,0%</text:p>
          </table:table-cell>
          <table:table-cell office:value-type="float" office:value="1045312" table:style-name="ce48">
            <text:p>1.045.312</text:p>
          </table:table-cell>
          <table:table-cell office:value-type="percentage" office:value="0.95253421493146084" table:style-name="ce49">
            <text:p>95,3%</text:p>
          </table:table-cell>
          <table:table-cell office:value-type="float" office:value="1167389" table:style-name="ce48">
            <text:p>1.167.389</text:p>
          </table:table-cell>
          <table:table-cell office:value-type="percentage" office:value="0.9152187718046616" table:style-name="ce49">
            <text:p>91,5%</text:p>
          </table:table-cell>
          <table:table-cell office:value-type="float" office:value="834504" table:style-name="ce48">
            <text:p>834.504</text:p>
          </table:table-cell>
          <table:table-cell office:value-type="percentage" office:value="0.86331453258130331" table:style-name="ce49">
            <text:p>86,3%</text:p>
          </table:table-cell>
          <table:table-cell office:value-type="float" office:value="701196" table:style-name="ce48">
            <text:p>701.196</text:p>
          </table:table-cell>
          <table:table-cell office:value-type="percentage" office:value="0.84578354234791908" table:style-name="ce49">
            <text:p>84,6%</text:p>
          </table:table-cell>
          <table:table-cell office:value-type="float" office:value="608542" table:style-name="ce48">
            <text:p>608.542</text:p>
          </table:table-cell>
          <table:table-cell office:value-type="percentage" office:value="0.90642767027673554" table:style-name="ce49">
            <text:p>90,6%</text:p>
          </table:table-cell>
          <table:table-cell office:value-type="float" office:value="6250602" table:style-name="ce48">
            <text:p>6.250.60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58956973136708" table:style-name="ce49">
            <text:p>92,2%</text:p>
          </table:table-cell>
          <table:table-cell office:value-type="percentage" office:value="0.81480848043989684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62" table:style-name="ce48">
            <text:p>299.062</text:p>
          </table:table-cell>
          <table:table-cell office:value-type="percentage" office:value="1" table:style-name="ce49">
            <text:p>100,0%</text:p>
          </table:table-cell>
          <table:table-cell office:value-type="float" office:value="437858" table:style-name="ce48">
            <text:p>437.858</text:p>
          </table:table-cell>
          <table:table-cell office:value-type="percentage" office:value="0.99563868878701889" table:style-name="ce49">
            <text:p>99,6%</text:p>
          </table:table-cell>
          <table:table-cell office:value-type="float" office:value="576858" table:style-name="ce48">
            <text:p>576.858</text:p>
          </table:table-cell>
          <table:table-cell office:value-type="percentage" office:value="0.96603476571658242" table:style-name="ce49">
            <text:p>96,6%</text:p>
          </table:table-cell>
          <table:table-cell office:value-type="float" office:value="724143" table:style-name="ce48">
            <text:p>724.143</text:p>
          </table:table-cell>
          <table:table-cell office:value-type="percentage" office:value="0.94994988823239268" table:style-name="ce49">
            <text:p>95,0%</text:p>
          </table:table-cell>
          <table:table-cell office:value-type="float" office:value="768360" table:style-name="ce48">
            <text:p>768.360</text:p>
          </table:table-cell>
          <table:table-cell office:value-type="percentage" office:value="0.91392765512540997" table:style-name="ce49">
            <text:p>91,4%</text:p>
          </table:table-cell>
          <table:table-cell office:value-type="float" office:value="531485" table:style-name="ce48">
            <text:p>531.485</text:p>
          </table:table-cell>
          <table:table-cell office:value-type="percentage" office:value="0.86572213688731936" table:style-name="ce49">
            <text:p>86,6%</text:p>
          </table:table-cell>
          <table:table-cell office:value-type="float" office:value="449756" table:style-name="ce48">
            <text:p>449.756</text:p>
          </table:table-cell>
          <table:table-cell office:value-type="percentage" office:value="0.87710546382122301" table:style-name="ce49">
            <text:p>87,7%</text:p>
          </table:table-cell>
          <table:table-cell office:value-type="float" office:value="407827" table:style-name="ce48">
            <text:p>407.827</text:p>
          </table:table-cell>
          <table:table-cell office:value-type="percentage" office:value="0.94236648188756589" table:style-name="ce49">
            <text:p>94,2%</text:p>
          </table:table-cell>
          <table:table-cell office:value-type="float" office:value="4195349" table:style-name="ce48">
            <text:p>4.195.34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9547455869579" table:style-name="ce49">
            <text:p>93,4%</text:p>
          </table:table-cell>
          <table:table-cell office:value-type="percentage" office:value="0.83124858209110475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7" table:style-name="ce48">
            <text:p>78.437</text:p>
          </table:table-cell>
          <table:table-cell office:value-type="percentage" office:value="1" table:style-name="ce49">
            <text:p>100,0%</text:p>
          </table:table-cell>
          <table:table-cell office:value-type="float" office:value="96165" table:style-name="ce48">
            <text:p>96.165</text:p>
          </table:table-cell>
          <table:table-cell office:value-type="percentage" office:value="1" table:style-name="ce49">
            <text:p>100,0%</text:p>
          </table:table-cell>
          <table:table-cell office:value-type="float" office:value="133489" table:style-name="ce48">
            <text:p>133.489</text:p>
          </table:table-cell>
          <table:table-cell office:value-type="percentage" office:value="1" table:style-name="ce49">
            <text:p>100,0%</text:p>
          </table:table-cell>
          <table:table-cell office:value-type="float" office:value="162377" table:style-name="ce48">
            <text:p>162.377</text:p>
          </table:table-cell>
          <table:table-cell office:value-type="percentage" office:value="0.9668002357802481" table:style-name="ce49">
            <text:p>96,7%</text:p>
          </table:table-cell>
          <table:table-cell office:value-type="float" office:value="147418" table:style-name="ce48">
            <text:p>147.418</text:p>
          </table:table-cell>
          <table:table-cell office:value-type="percentage" office:value="0.93577341052203944" table:style-name="ce49">
            <text:p>93,6%</text:p>
          </table:table-cell>
          <table:table-cell office:value-type="float" office:value="114920" table:style-name="ce48">
            <text:p>114.920</text:p>
          </table:table-cell>
          <table:table-cell office:value-type="percentage" office:value="0.8850757073982225" table:style-name="ce49">
            <text:p>88,5%</text:p>
          </table:table-cell>
          <table:table-cell office:value-type="float" office:value="95754" table:style-name="ce48">
            <text:p>95.754</text:p>
          </table:table-cell>
          <table:table-cell office:value-type="percentage" office:value="0.85110127459868812" table:style-name="ce49">
            <text:p>85,1%</text:p>
          </table:table-cell>
          <table:table-cell office:value-type="float" office:value="81399" table:style-name="ce48">
            <text:p>81.399</text:p>
          </table:table-cell>
          <table:table-cell office:value-type="percentage" office:value="0.94971356566988296" table:style-name="ce49">
            <text:p>95,0%</text:p>
          </table:table-cell>
          <table:table-cell office:value-type="float" office:value="909959" table:style-name="ce48">
            <text:p>909.95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96250092115931" table:style-name="ce49">
            <text:p>95,8%</text:p>
          </table:table-cell>
          <table:table-cell office:value-type="percentage" office:value="0.86007548211293205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99" table:style-name="ce48">
            <text:p>243.099</text:p>
          </table:table-cell>
          <table:table-cell office:value-type="percentage" office:value="1" table:style-name="ce49">
            <text:p>100,0%</text:p>
          </table:table-cell>
          <table:table-cell office:value-type="float" office:value="292388" table:style-name="ce48">
            <text:p>292.388</text:p>
          </table:table-cell>
          <table:table-cell office:value-type="percentage" office:value="1" table:style-name="ce49">
            <text:p>100,0%</text:p>
          </table:table-cell>
          <table:table-cell office:value-type="float" office:value="348288" table:style-name="ce48">
            <text:p>348.288</text:p>
          </table:table-cell>
          <table:table-cell office:value-type="percentage" office:value="0.98507209403619123" table:style-name="ce49">
            <text:p>98,5%</text:p>
          </table:table-cell>
          <table:table-cell office:value-type="float" office:value="393918" table:style-name="ce48">
            <text:p>393.918</text:p>
          </table:table-cell>
          <table:table-cell office:value-type="percentage" office:value="0.96265395894428152" table:style-name="ce49">
            <text:p>96,3%</text:p>
          </table:table-cell>
          <table:table-cell office:value-type="float" office:value="412673" table:style-name="ce48">
            <text:p>412.673</text:p>
          </table:table-cell>
          <table:table-cell office:value-type="percentage" office:value="0.93188464378541092" table:style-name="ce49">
            <text:p>93,2%</text:p>
          </table:table-cell>
          <table:table-cell office:value-type="float" office:value="269142" table:style-name="ce48">
            <text:p>269.142</text:p>
          </table:table-cell>
          <table:table-cell office:value-type="percentage" office:value="0.87214434312600864" table:style-name="ce49">
            <text:p>87,2%</text:p>
          </table:table-cell>
          <table:table-cell office:value-type="float" office:value="204942" table:style-name="ce48">
            <text:p>204.942</text:p>
          </table:table-cell>
          <table:table-cell office:value-type="percentage" office:value="0.88965193912190377" table:style-name="ce49">
            <text:p>89,0%</text:p>
          </table:table-cell>
          <table:table-cell office:value-type="float" office:value="177125" table:style-name="ce48">
            <text:p>177.125</text:p>
          </table:table-cell>
          <table:table-cell office:value-type="percentage" office:value="0.96608015533641678" table:style-name="ce49">
            <text:p>96,6%</text:p>
          </table:table-cell>
          <table:table-cell office:value-type="float" office:value="2341575" table:style-name="ce48">
            <text:p>2.341.575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36071791075949" table:style-name="ce49">
            <text:p>95,3%</text:p>
          </table:table-cell>
          <table:table-cell office:value-type="percentage" office:value="0.8682546027329398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7" table:style-name="ce48">
            <text:p>23.487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0" table:style-name="ce48">
            <text:p>38.540</text:p>
          </table:table-cell>
          <table:table-cell office:value-type="percentage" office:value="0.99808359662298651" table:style-name="ce49">
            <text:p>99,8%</text:p>
          </table:table-cell>
          <table:table-cell office:value-type="float" office:value="45973" table:style-name="ce48">
            <text:p>45.973</text:p>
          </table:table-cell>
          <table:table-cell office:value-type="percentage" office:value="0.96785263157894741" table:style-name="ce49">
            <text:p>96,8%</text:p>
          </table:table-cell>
          <table:table-cell office:value-type="float" office:value="48543" table:style-name="ce48">
            <text:p>48.543</text:p>
          </table:table-cell>
          <table:table-cell office:value-type="percentage" office:value="0.93850050266800711" table:style-name="ce49">
            <text:p>93,9%</text:p>
          </table:table-cell>
          <table:table-cell office:value-type="float" office:value="32584" table:style-name="ce48">
            <text:p>32.584</text:p>
          </table:table-cell>
          <table:table-cell office:value-type="percentage" office:value="0.87979263419375742" table:style-name="ce49">
            <text:p>88,0%</text:p>
          </table:table-cell>
          <table:table-cell office:value-type="float" office:value="25853" table:style-name="ce48">
            <text:p>25.853</text:p>
          </table:table-cell>
          <table:table-cell office:value-type="percentage" office:value="0.85702446462905257" table:style-name="ce49">
            <text:p>85,7%</text:p>
          </table:table-cell>
          <table:table-cell office:value-type="float" office:value="25450" table:style-name="ce48">
            <text:p>25.450</text:p>
          </table:table-cell>
          <table:table-cell office:value-type="percentage" office:value="0.97941119876852034" table:style-name="ce49">
            <text:p>97,9%</text:p>
          </table:table-cell>
          <table:table-cell office:value-type="float" office:value="269220" table:style-name="ce48">
            <text:p>269.22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44790552758818" table:style-name="ce49">
            <text:p>95,6%</text:p>
          </table:table-cell>
          <table:table-cell office:value-type="percentage" office:value="0.85148777895855476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14" table:style-name="ce48">
            <text:p>374.914</text:p>
          </table:table-cell>
          <table:table-cell office:value-type="percentage" office:value="1" table:style-name="ce49">
            <text:p>100,0%</text:p>
          </table:table-cell>
          <table:table-cell office:value-type="float" office:value="512764" table:style-name="ce48">
            <text:p>512.764</text:p>
          </table:table-cell>
          <table:table-cell office:value-type="percentage" office:value="0.97289441229484863" table:style-name="ce49">
            <text:p>97,3%</text:p>
          </table:table-cell>
          <table:table-cell office:value-type="float" office:value="694362" table:style-name="ce48">
            <text:p>694.362</text:p>
          </table:table-cell>
          <table:table-cell office:value-type="percentage" office:value="0.96377859639285013" table:style-name="ce49">
            <text:p>96,4%</text:p>
          </table:table-cell>
          <table:table-cell office:value-type="float" office:value="950888" table:style-name="ce48">
            <text:p>950.888</text:p>
          </table:table-cell>
          <table:table-cell office:value-type="percentage" office:value="0.96072680319148396" table:style-name="ce49">
            <text:p>96,1%</text:p>
          </table:table-cell>
          <table:table-cell office:value-type="float" office:value="1054017" table:style-name="ce48">
            <text:p>1.054.017</text:p>
          </table:table-cell>
          <table:table-cell office:value-type="percentage" office:value="0.91175338420270013" table:style-name="ce49">
            <text:p>91,2%</text:p>
          </table:table-cell>
          <table:table-cell office:value-type="float" office:value="781746" table:style-name="ce48">
            <text:p>781.746</text:p>
          </table:table-cell>
          <table:table-cell office:value-type="percentage" office:value="0.86779286979765646" table:style-name="ce49">
            <text:p>86,8%</text:p>
          </table:table-cell>
          <table:table-cell office:value-type="float" office:value="638705" table:style-name="ce48">
            <text:p>638.705</text:p>
          </table:table-cell>
          <table:table-cell office:value-type="percentage" office:value="0.86832835524643226" table:style-name="ce49">
            <text:p>86,8%</text:p>
          </table:table-cell>
          <table:table-cell office:value-type="float" office:value="505599" table:style-name="ce48">
            <text:p>505.599</text:p>
          </table:table-cell>
          <table:table-cell office:value-type="percentage" office:value="0.88586571819041948" table:style-name="ce49">
            <text:p>88,6%</text:p>
          </table:table-cell>
          <table:table-cell office:value-type="float" office:value="5512995" table:style-name="ce48">
            <text:p>5.512.99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30931911863323" table:style-name="ce49">
            <text:p>92,3%</text:p>
          </table:table-cell>
          <table:table-cell office:value-type="percentage" office:value="0.81603542896592396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72" table:style-name="ce48">
            <text:p>72.872</text:p>
          </table:table-cell>
          <table:table-cell office:value-type="percentage" office:value="1" table:style-name="ce49">
            <text:p>100,0%</text:p>
          </table:table-cell>
          <table:table-cell office:value-type="float" office:value="103864" table:style-name="ce48">
            <text:p>103.864</text:p>
          </table:table-cell>
          <table:table-cell office:value-type="percentage" office:value="0.99944188910913956" table:style-name="ce49">
            <text:p>99,9%</text:p>
          </table:table-cell>
          <table:table-cell office:value-type="float" office:value="149859" table:style-name="ce48">
            <text:p>149.859</text:p>
          </table:table-cell>
          <table:table-cell office:value-type="percentage" office:value="0.97601943454842677" table:style-name="ce49">
            <text:p>97,6%</text:p>
          </table:table-cell>
          <table:table-cell office:value-type="float" office:value="210023" table:style-name="ce48">
            <text:p>210.023</text:p>
          </table:table-cell>
          <table:table-cell office:value-type="percentage" office:value="0.96295328354034559" table:style-name="ce49">
            <text:p>96,3%</text:p>
          </table:table-cell>
          <table:table-cell office:value-type="float" office:value="236949" table:style-name="ce48">
            <text:p>236.949</text:p>
          </table:table-cell>
          <table:table-cell office:value-type="percentage" office:value="0.93853082370835117" table:style-name="ce49">
            <text:p>93,9%</text:p>
          </table:table-cell>
          <table:table-cell office:value-type="float" office:value="174961" table:style-name="ce48">
            <text:p>174.961</text:p>
          </table:table-cell>
          <table:table-cell office:value-type="percentage" office:value="0.87887418748806978" table:style-name="ce49">
            <text:p>87,9%</text:p>
          </table:table-cell>
          <table:table-cell office:value-type="float" office:value="150313" table:style-name="ce48">
            <text:p>150.313</text:p>
          </table:table-cell>
          <table:table-cell office:value-type="percentage" office:value="0.86417077251220253" table:style-name="ce49">
            <text:p>86,4%</text:p>
          </table:table-cell>
          <table:table-cell office:value-type="float" office:value="132078" table:style-name="ce48">
            <text:p>132.078</text:p>
          </table:table-cell>
          <table:table-cell office:value-type="percentage" office:value="0.91330143275986064" table:style-name="ce49">
            <text:p>91,3%</text:p>
          </table:table-cell>
          <table:table-cell office:value-type="float" office:value="1230919" table:style-name="ce48">
            <text:p>1.230.919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20303670118865" table:style-name="ce49">
            <text:p>93,4%</text:p>
          </table:table-cell>
          <table:table-cell office:value-type="percentage" office:value="0.81352093351556698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7" table:style-name="ce48">
            <text:p>42.587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4" table:style-name="ce48">
            <text:p>72.644</text:p>
          </table:table-cell>
          <table:table-cell office:value-type="percentage" office:value="0.960010572221488" table:style-name="ce49">
            <text:p>96,0%</text:p>
          </table:table-cell>
          <table:table-cell office:value-type="float" office:value="92568" table:style-name="ce48">
            <text:p>92.568</text:p>
          </table:table-cell>
          <table:table-cell office:value-type="percentage" office:value="0.94749124854142353" table:style-name="ce49">
            <text:p>94,7%</text:p>
          </table:table-cell>
          <table:table-cell office:value-type="float" office:value="96637" table:style-name="ce48">
            <text:p>96.637</text:p>
          </table:table-cell>
          <table:table-cell office:value-type="percentage" office:value="0.91405843572354173" table:style-name="ce49">
            <text:p>91,4%</text:p>
          </table:table-cell>
          <table:table-cell office:value-type="float" office:value="66105" table:style-name="ce48">
            <text:p>66.105</text:p>
          </table:table-cell>
          <table:table-cell office:value-type="percentage" office:value="0.86153866204433782" table:style-name="ce49">
            <text:p>86,2%</text:p>
          </table:table-cell>
          <table:table-cell office:value-type="float" office:value="60103" table:style-name="ce48">
            <text:p>60.103</text:p>
          </table:table-cell>
          <table:table-cell office:value-type="percentage" office:value="0.87356472195575707" table:style-name="ce49">
            <text:p>87,4%</text:p>
          </table:table-cell>
          <table:table-cell office:value-type="float" office:value="53228" table:style-name="ce48">
            <text:p>53.228</text:p>
          </table:table-cell>
          <table:table-cell office:value-type="percentage" office:value="0.92536638792788717" table:style-name="ce49">
            <text:p>92,5%</text:p>
          </table:table-cell>
          <table:table-cell office:value-type="float" office:value="539883" table:style-name="ce48">
            <text:p>539.88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5535925429268" table:style-name="ce49">
            <text:p>93,1%</text:p>
          </table:table-cell>
          <table:table-cell office:value-type="percentage" office:value="0.82092255198022057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61" table:style-name="ce48">
            <text:p>165.061</text:p>
          </table:table-cell>
          <table:table-cell office:value-type="percentage" office:value="1" table:style-name="ce49">
            <text:p>100,0%</text:p>
          </table:table-cell>
          <table:table-cell office:value-type="float" office:value="214613" table:style-name="ce48">
            <text:p>214.613</text:p>
          </table:table-cell>
          <table:table-cell office:value-type="percentage" office:value="0.99189798766904225" table:style-name="ce49">
            <text:p>99,2%</text:p>
          </table:table-cell>
          <table:table-cell office:value-type="float" office:value="280548" table:style-name="ce48">
            <text:p>280.548</text:p>
          </table:table-cell>
          <table:table-cell office:value-type="percentage" office:value="0.98727842822605338" table:style-name="ce49">
            <text:p>98,7%</text:p>
          </table:table-cell>
          <table:table-cell office:value-type="float" office:value="327556" table:style-name="ce48">
            <text:p>327.556</text:p>
          </table:table-cell>
          <table:table-cell office:value-type="percentage" office:value="0.97063120245831447" table:style-name="ce49">
            <text:p>97,1%</text:p>
          </table:table-cell>
          <table:table-cell office:value-type="float" office:value="327040" table:style-name="ce48">
            <text:p>327.040</text:p>
          </table:table-cell>
          <table:table-cell office:value-type="percentage" office:value="0.93959731543624159" table:style-name="ce49">
            <text:p>94,0%</text:p>
          </table:table-cell>
          <table:table-cell office:value-type="float" office:value="212839" table:style-name="ce48">
            <text:p>212.839</text:p>
          </table:table-cell>
          <table:table-cell office:value-type="percentage" office:value="0.89565510131083381" table:style-name="ce49">
            <text:p>89,6%</text:p>
          </table:table-cell>
          <table:table-cell office:value-type="float" office:value="176266" table:style-name="ce48">
            <text:p>176.266</text:p>
          </table:table-cell>
          <table:table-cell office:value-type="percentage" office:value="0.88480285119092439" table:style-name="ce49">
            <text:p>88,5%</text:p>
          </table:table-cell>
          <table:table-cell office:value-type="float" office:value="160653" table:style-name="ce48">
            <text:p>160.653</text:p>
          </table:table-cell>
          <table:table-cell office:value-type="percentage" office:value="0.92961340608852139" table:style-name="ce49">
            <text:p>93,0%</text:p>
          </table:table-cell>
          <table:table-cell office:value-type="float" office:value="1864576" table:style-name="ce48">
            <text:p>1.864.57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62390442566769" table:style-name="ce49">
            <text:p>95,4%</text:p>
          </table:table-cell>
          <table:table-cell office:value-type="percentage" office:value="0.85299838785529858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7" table:style-name="ce48">
            <text:p>3.927</text:p>
          </table:table-cell>
          <table:table-cell office:value-type="percentage" office:value="0.89168937329700271" table:style-name="ce49">
            <text:p>89,2%</text:p>
          </table:table-cell>
          <table:table-cell office:value-type="float" office:value="7706" table:style-name="ce48">
            <text:p>7.706</text:p>
          </table:table-cell>
          <table:table-cell office:value-type="percentage" office:value="0.92520110457437865" table:style-name="ce49">
            <text:p>92,5%</text:p>
          </table:table-cell>
          <table:table-cell office:value-type="float" office:value="10669" table:style-name="ce48">
            <text:p>10.669</text:p>
          </table:table-cell>
          <table:table-cell office:value-type="percentage" office:value="0.92316345072250583" table:style-name="ce49">
            <text:p>92,3%</text:p>
          </table:table-cell>
          <table:table-cell office:value-type="float" office:value="11281" table:style-name="ce48">
            <text:p>11.281</text:p>
          </table:table-cell>
          <table:table-cell office:value-type="percentage" office:value="0.91292384883062228" table:style-name="ce49">
            <text:p>91,3%</text:p>
          </table:table-cell>
          <table:table-cell office:value-type="float" office:value="9510" table:style-name="ce48">
            <text:p>9.510</text:p>
          </table:table-cell>
          <table:table-cell office:value-type="percentage" office:value="0.83428370909728922" table:style-name="ce49">
            <text:p>83,4%</text:p>
          </table:table-cell>
          <table:table-cell office:value-type="float" office:value="9682" table:style-name="ce48">
            <text:p>9.682</text:p>
          </table:table-cell>
          <table:table-cell office:value-type="percentage" office:value="0.8911182696732628" table:style-name="ce49">
            <text:p>89,1%</text:p>
          </table:table-cell>
          <table:table-cell office:value-type="float" office:value="9252" table:style-name="ce48">
            <text:p>9.252</text:p>
          </table:table-cell>
          <table:table-cell office:value-type="percentage" office:value="0.99687533670940631" table:style-name="ce49">
            <text:p>99,7%</text:p>
          </table:table-cell>
          <table:table-cell office:value-type="float" office:value="64433" table:style-name="ce48">
            <text:p>64.433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713652170240322" table:style-name="ce49">
            <text:p>90,7%</text:p>
          </table:table-cell>
          <table:table-cell office:value-type="percentage" office:value="0.7714956236454853" table:style-name="ce49">
            <text:p>77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52" table:style-name="ce48">
            <text:p>10.152</text:p>
          </table:table-cell>
          <table:table-cell office:value-type="percentage" office:value="0.93991297102120175" table:style-name="ce49">
            <text:p>94,0%</text:p>
          </table:table-cell>
          <table:table-cell office:value-type="float" office:value="10636" table:style-name="ce48">
            <text:p>10.636</text:p>
          </table:table-cell>
          <table:table-cell office:value-type="percentage" office:value="0.97372516707864143" table:style-name="ce49">
            <text:p>97,4%</text:p>
          </table:table-cell>
          <table:table-cell office:value-type="float" office:value="9317" table:style-name="ce48">
            <text:p>9.317</text:p>
          </table:table-cell>
          <table:table-cell office:value-type="percentage" office:value="0.85071219868517167" table:style-name="ce49">
            <text:p>85,1%</text:p>
          </table:table-cell>
          <table:table-cell office:value-type="float" office:value="10236" table:style-name="ce48">
            <text:p>10.236</text:p>
          </table:table-cell>
          <table:table-cell office:value-type="percentage" office:value="0.87554529124967928" table:style-name="ce49">
            <text:p>87,6%</text:p>
          </table:table-cell>
          <table:table-cell office:value-type="float" office:value="8967" table:style-name="ce48">
            <text:p>8.967</text:p>
          </table:table-cell>
          <table:table-cell office:value-type="percentage" office:value="0.93601252609603336" table:style-name="ce49">
            <text:p>93,6%</text:p>
          </table:table-cell>
          <table:table-cell office:value-type="float" office:value="62340" table:style-name="ce48">
            <text:p>62.34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319251164562154" table:style-name="ce49">
            <text:p>91,3%</text:p>
          </table:table-cell>
          <table:table-cell office:value-type="percentage" office:value="0.74194853728785315" table:style-name="ce49">
            <text:p>74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8" table:style-name="ce48">
            <text:p>9.658</text:p>
          </table:table-cell>
          <table:table-cell office:value-type="string" table:style-name="ce49">
            <text:p>-</text:p>
          </table:table-cell>
          <table:table-cell office:value-type="float" office:value="22685" table:style-name="ce48">
            <text:p>22.685</text:p>
          </table:table-cell>
          <table:table-cell office:value-type="string" table:style-name="ce49">
            <text:p>-</text:p>
          </table:table-cell>
          <table:table-cell office:value-type="float" office:value="32670" table:style-name="ce48">
            <text:p>32.670</text:p>
          </table:table-cell>
          <table:table-cell office:value-type="string" table:style-name="ce49">
            <text:p>-</text:p>
          </table:table-cell>
          <table:table-cell office:value-type="float" office:value="25114" table:style-name="ce48">
            <text:p>25.114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09" table:style-name="ce48">
            <text:p>95.10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26" table:style-name="ce51">
            <text:p>2.426</text:p>
          </table:table-cell>
          <table:table-cell office:value-type="string" table:style-name="ce52">
            <text:p>-</text:p>
          </table:table-cell>
          <table:table-cell office:value-type="float" office:value="2121" table:style-name="ce51">
            <text:p>2.121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15" table:style-name="ce51">
            <text:p>8.11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284" table:style-name="ce55">
            <text:p>2.950.284</text:p>
          </table:table-cell>
          <table:table-cell office:value-type="percentage" office:value="1" table:style-name="ce56">
            <text:p>100,0%</text:p>
          </table:table-cell>
          <table:table-cell office:value-type="float" office:value="3967697" table:style-name="ce55">
            <text:p>3.967.697</text:p>
          </table:table-cell>
          <table:table-cell office:value-type="percentage" office:value="0.99271122182109872" table:style-name="ce56">
            <text:p>99,3%</text:p>
          </table:table-cell>
          <table:table-cell office:value-type="float" office:value="5336292" table:style-name="ce55">
            <text:p>5.336.292</text:p>
          </table:table-cell>
          <table:table-cell office:value-type="percentage" office:value="0.9688855158088916" table:style-name="ce56">
            <text:p>96,9%</text:p>
          </table:table-cell>
          <table:table-cell office:value-type="float" office:value="6770229" table:style-name="ce55">
            <text:p>6.770.229</text:p>
          </table:table-cell>
          <table:table-cell office:value-type="percentage" office:value="0.94957932393922118" table:style-name="ce56">
            <text:p>95,0%</text:p>
          </table:table-cell>
          <table:table-cell office:value-type="float" office:value="7135667" table:style-name="ce55">
            <text:p>7.135.667</text:p>
          </table:table-cell>
          <table:table-cell office:value-type="percentage" office:value="0.91286200198341827" table:style-name="ce56">
            <text:p>91,3%</text:p>
          </table:table-cell>
          <table:table-cell office:value-type="float" office:value="5130368" table:style-name="ce55">
            <text:p>5.130.368</text:p>
          </table:table-cell>
          <table:table-cell office:value-type="percentage" office:value="0.86340470075832798" table:style-name="ce56">
            <text:p>86,3%</text:p>
          </table:table-cell>
          <table:table-cell office:value-type="float" office:value="4254907" table:style-name="ce55">
            <text:p>4.254.907</text:p>
          </table:table-cell>
          <table:table-cell office:value-type="percentage" office:value="0.86400980383198245" table:style-name="ce56">
            <text:p>86,4%</text:p>
          </table:table-cell>
          <table:table-cell office:value-type="float" office:value="3669169" table:style-name="ce55">
            <text:p>3.669.169</text:p>
          </table:table-cell>
          <table:table-cell office:value-type="percentage" office:value="0.92098493911337509" table:style-name="ce56">
            <text:p>92,1%</text:p>
          </table:table-cell>
          <table:table-cell office:value-type="float" office:value="39214613" table:style-name="ce55">
            <text:p>39.214.613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58592683808028" table:style-name="ce56">
            <text:p>93,0%</text:p>
          </table:table-cell>
          <table:table-cell office:value-type="percentage" office:value="0.82733525354083048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95" table:style-name="ce45">
            <text:p>430.795</text:p>
          </table:table-cell>
          <table:table-cell office:value-type="percentage" office:value="1" table:style-name="ce46">
            <text:p>100,0%</text:p>
          </table:table-cell>
          <table:table-cell office:value-type="float" office:value="652995" table:style-name="ce45">
            <text:p>652.995</text:p>
          </table:table-cell>
          <table:table-cell office:value-type="percentage" office:value="0.99797042133625136" table:style-name="ce46">
            <text:p>99,8%</text:p>
          </table:table-cell>
          <table:table-cell office:value-type="float" office:value="933834" table:style-name="ce45">
            <text:p>933.834</text:p>
          </table:table-cell>
          <table:table-cell office:value-type="percentage" office:value="0.97454157617855441" table:style-name="ce46">
            <text:p>97,5%</text:p>
          </table:table-cell>
          <table:table-cell office:value-type="float" office:value="1222508" table:style-name="ce45">
            <text:p>1.222.508</text:p>
          </table:table-cell>
          <table:table-cell office:value-type="percentage" office:value="0.94945366968237588" table:style-name="ce46">
            <text:p>94,9%</text:p>
          </table:table-cell>
          <table:table-cell office:value-type="float" office:value="1267244" table:style-name="ce45">
            <text:p>1.267.244</text:p>
          </table:table-cell>
          <table:table-cell office:value-type="percentage" office:value="0.91541648848256496" table:style-name="ce46">
            <text:p>91,5%</text:p>
          </table:table-cell>
          <table:table-cell office:value-type="float" office:value="952535" table:style-name="ce45">
            <text:p>952.535</text:p>
          </table:table-cell>
          <table:table-cell office:value-type="percentage" office:value="0.86454741584700301" table:style-name="ce46">
            <text:p>86,5%</text:p>
          </table:table-cell>
          <table:table-cell office:value-type="float" office:value="793122" table:style-name="ce45">
            <text:p>793.122</text:p>
          </table:table-cell>
          <table:table-cell office:value-type="percentage" office:value="0.85639965792474348" table:style-name="ce46">
            <text:p>85,6%</text:p>
          </table:table-cell>
          <table:table-cell office:value-type="float" office:value="754311" table:style-name="ce45">
            <text:p>754.311</text:p>
          </table:table-cell>
          <table:table-cell office:value-type="percentage" office:value="0.97601721429625043" table:style-name="ce46">
            <text:p>97,6%</text:p>
          </table:table-cell>
          <table:table-cell office:value-type="float" office:value="7007344" table:style-name="ce45">
            <text:p>7.007.34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331637365718323" table:style-name="ce46">
            <text:p>93,3%</text:p>
          </table:table-cell>
          <table:table-cell office:value-type="percentage" office:value="0.82417844663338991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1" table:style-name="ce48">
            <text:p>100.521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5" table:style-name="ce48">
            <text:p>119.265</text:p>
          </table:table-cell>
          <table:table-cell office:value-type="percentage" office:value="0.99699059561128522" table:style-name="ce49">
            <text:p>99,7%</text:p>
          </table:table-cell>
          <table:table-cell office:value-type="float" office:value="155513" table:style-name="ce48">
            <text:p>155.513</text:p>
          </table:table-cell>
          <table:table-cell office:value-type="percentage" office:value="0.96406298431591342" table:style-name="ce49">
            <text:p>96,4%</text:p>
          </table:table-cell>
          <table:table-cell office:value-type="float" office:value="188426" table:style-name="ce48">
            <text:p>188.426</text:p>
          </table:table-cell>
          <table:table-cell office:value-type="percentage" office:value="0.93758272378962038" table:style-name="ce49">
            <text:p>93,8%</text:p>
          </table:table-cell>
          <table:table-cell office:value-type="float" office:value="191094" table:style-name="ce48">
            <text:p>191.094</text:p>
          </table:table-cell>
          <table:table-cell office:value-type="percentage" office:value="0.89447988878330997" table:style-name="ce49">
            <text:p>89,4%</text:p>
          </table:table-cell>
          <table:table-cell office:value-type="float" office:value="130008" table:style-name="ce48">
            <text:p>130.008</text:p>
          </table:table-cell>
          <table:table-cell office:value-type="percentage" office:value="0.82139021215835428" table:style-name="ce49">
            <text:p>82,1%</text:p>
          </table:table-cell>
          <table:table-cell office:value-type="float" office:value="108337" table:style-name="ce48">
            <text:p>108.337</text:p>
          </table:table-cell>
          <table:table-cell office:value-type="percentage" office:value="0.82827719078273365" table:style-name="ce49">
            <text:p>82,8%</text:p>
          </table:table-cell>
          <table:table-cell office:value-type="float" office:value="97266" table:style-name="ce48">
            <text:p>97.266</text:p>
          </table:table-cell>
          <table:table-cell office:value-type="percentage" office:value="0.90871380924353262" table:style-name="ce49">
            <text:p>90,9%</text:p>
          </table:table-cell>
          <table:table-cell office:value-type="float" office:value="1090430" table:style-name="ce48">
            <text:p>1.090.43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678381177863277" table:style-name="ce49">
            <text:p>91,7%</text:p>
          </table:table-cell>
          <table:table-cell office:value-type="percentage" office:value="0.8191743424586424" table:style-name="ce4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10" table:style-name="ce48">
            <text:p>88.610</text:p>
          </table:table-cell>
          <table:table-cell office:value-type="percentage" office:value="1" table:style-name="ce49">
            <text:p>100,0%</text:p>
          </table:table-cell>
          <table:table-cell office:value-type="float" office:value="114658" table:style-name="ce48">
            <text:p>114.658</text:p>
          </table:table-cell>
          <table:table-cell office:value-type="percentage" office:value="1" table:style-name="ce49">
            <text:p>100,0%</text:p>
          </table:table-cell>
          <table:table-cell office:value-type="float" office:value="149530" table:style-name="ce48">
            <text:p>149.530</text:p>
          </table:table-cell>
          <table:table-cell office:value-type="percentage" office:value="0.98381472465293773" table:style-name="ce49">
            <text:p>98,4%</text:p>
          </table:table-cell>
          <table:table-cell office:value-type="float" office:value="155057" table:style-name="ce48">
            <text:p>155.057</text:p>
          </table:table-cell>
          <table:table-cell office:value-type="percentage" office:value="0.95665183887267635" table:style-name="ce49">
            <text:p>95,7%</text:p>
          </table:table-cell>
          <table:table-cell office:value-type="float" office:value="152491" table:style-name="ce48">
            <text:p>152.491</text:p>
          </table:table-cell>
          <table:table-cell office:value-type="percentage" office:value="0.91906340405014464" table:style-name="ce49">
            <text:p>91,9%</text:p>
          </table:table-cell>
          <table:table-cell office:value-type="float" office:value="92026" table:style-name="ce48">
            <text:p>92.026</text:p>
          </table:table-cell>
          <table:table-cell office:value-type="percentage" office:value="0.84745512979897042" table:style-name="ce49">
            <text:p>84,7%</text:p>
          </table:table-cell>
          <table:table-cell office:value-type="float" office:value="67595" table:style-name="ce48">
            <text:p>67.595</text:p>
          </table:table-cell>
          <table:table-cell office:value-type="percentage" office:value="0.85301986320385659" table:style-name="ce49">
            <text:p>85,3%</text:p>
          </table:table-cell>
          <table:table-cell office:value-type="float" office:value="66976" table:style-name="ce48">
            <text:p>66.976</text:p>
          </table:table-cell>
          <table:table-cell office:value-type="percentage" office:value="1.0263577295574353" table:style-name="ce49">
            <text:p>102,6%</text:p>
          </table:table-cell>
          <table:table-cell office:value-type="float" office:value="886943" table:style-name="ce48">
            <text:p>886.94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24397843187203" table:style-name="ce49">
            <text:p>95,3%</text:p>
          </table:table-cell>
          <table:table-cell office:value-type="percentage" office:value="0.87565666129259967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9" table:style-name="ce48">
            <text:p>51.419</text:p>
          </table:table-cell>
          <table:table-cell office:value-type="percentage" office:value="0.95871944511774465" table:style-name="ce49">
            <text:p>95,9%</text:p>
          </table:table-cell>
          <table:table-cell office:value-type="float" office:value="79848" table:style-name="ce48">
            <text:p>79.848</text:p>
          </table:table-cell>
          <table:table-cell office:value-type="percentage" office:value="0.91533117821033083" table:style-name="ce49">
            <text:p>91,5%</text:p>
          </table:table-cell>
          <table:table-cell office:value-type="float" office:value="112139" table:style-name="ce48">
            <text:p>112.139</text:p>
          </table:table-cell>
          <table:table-cell office:value-type="percentage" office:value="0.88026029687659446" table:style-name="ce49">
            <text:p>88,0%</text:p>
          </table:table-cell>
          <table:table-cell office:value-type="float" office:value="153041" table:style-name="ce48">
            <text:p>153.041</text:p>
          </table:table-cell>
          <table:table-cell office:value-type="percentage" office:value="0.86216395880749042" table:style-name="ce49">
            <text:p>86,2%</text:p>
          </table:table-cell>
          <table:table-cell office:value-type="float" office:value="172760" table:style-name="ce48">
            <text:p>172.760</text:p>
          </table:table-cell>
          <table:table-cell office:value-type="percentage" office:value="0.79751457601455067" table:style-name="ce49">
            <text:p>79,8%</text:p>
          </table:table-cell>
          <table:table-cell office:value-type="float" office:value="133420" table:style-name="ce48">
            <text:p>133.420</text:p>
          </table:table-cell>
          <table:table-cell office:value-type="percentage" office:value="0.72492352496916546" table:style-name="ce49">
            <text:p>72,5%</text:p>
          </table:table-cell>
          <table:table-cell office:value-type="float" office:value="102755" table:style-name="ce48">
            <text:p>102.755</text:p>
          </table:table-cell>
          <table:table-cell office:value-type="percentage" office:value="0.74887219141043482" table:style-name="ce49">
            <text:p>74,9%</text:p>
          </table:table-cell>
          <table:table-cell office:value-type="float" office:value="85225" table:style-name="ce48">
            <text:p>85.225</text:p>
          </table:table-cell>
          <table:table-cell office:value-type="percentage" office:value="0.85622287413599096" table:style-name="ce49">
            <text:p>85,6%</text:p>
          </table:table-cell>
          <table:table-cell office:value-type="float" office:value="890607" table:style-name="ce48">
            <text:p>890.60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20983080483789" table:style-name="ce49">
            <text:p>82,2%</text:p>
          </table:table-cell>
          <table:table-cell office:value-type="percentage" office:value="0.73014039474493242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12" table:style-name="ce48">
            <text:p>92.812</text:p>
          </table:table-cell>
          <table:table-cell office:value-type="percentage" office:value="0.92477232418644506" table:style-name="ce49">
            <text:p>92,5%</text:p>
          </table:table-cell>
          <table:table-cell office:value-type="float" office:value="152011" table:style-name="ce48">
            <text:p>152.011</text:p>
          </table:table-cell>
          <table:table-cell office:value-type="percentage" office:value="0.90782102886900851" table:style-name="ce49">
            <text:p>90,8%</text:p>
          </table:table-cell>
          <table:table-cell office:value-type="float" office:value="225406" table:style-name="ce48">
            <text:p>225.406</text:p>
          </table:table-cell>
          <table:table-cell office:value-type="percentage" office:value="0.89605056548269757" table:style-name="ce49">
            <text:p>89,6%</text:p>
          </table:table-cell>
          <table:table-cell office:value-type="float" office:value="324236" table:style-name="ce48">
            <text:p>324.236</text:p>
          </table:table-cell>
          <table:table-cell office:value-type="percentage" office:value="0.88048510917943668" table:style-name="ce49">
            <text:p>88,0%</text:p>
          </table:table-cell>
          <table:table-cell office:value-type="float" office:value="321856" table:style-name="ce48">
            <text:p>321.856</text:p>
          </table:table-cell>
          <table:table-cell office:value-type="percentage" office:value="0.81667575899823652" table:style-name="ce49">
            <text:p>81,7%</text:p>
          </table:table-cell>
          <table:table-cell office:value-type="float" office:value="233368" table:style-name="ce48">
            <text:p>233.368</text:p>
          </table:table-cell>
          <table:table-cell office:value-type="percentage" office:value="0.74591353376248948" table:style-name="ce49">
            <text:p>74,6%</text:p>
          </table:table-cell>
          <table:table-cell office:value-type="float" office:value="191389" table:style-name="ce48">
            <text:p>191.389</text:p>
          </table:table-cell>
          <table:table-cell office:value-type="percentage" office:value="0.75151469935720994" table:style-name="ce49">
            <text:p>75,2%</text:p>
          </table:table-cell>
          <table:table-cell office:value-type="float" office:value="169511" table:style-name="ce48">
            <text:p>169.511</text:p>
          </table:table-cell>
          <table:table-cell office:value-type="percentage" office:value="0.91993053482755816" table:style-name="ce49">
            <text:p>92,0%</text:p>
          </table:table-cell>
          <table:table-cell office:value-type="float" office:value="1710589" table:style-name="ce48">
            <text:p>1.710.589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119894979771459" table:style-name="ce49">
            <text:p>84,1%</text:p>
          </table:table-cell>
          <table:table-cell office:value-type="percentage" office:value="0.76216923331234743" table:style-name="ce49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3" table:style-name="ce48">
            <text:p>42.283</text:p>
          </table:table-cell>
          <table:table-cell office:value-type="percentage" office:value="1" table:style-name="ce49">
            <text:p>100,0%</text:p>
          </table:table-cell>
          <table:table-cell office:value-type="float" office:value="56099" table:style-name="ce48">
            <text:p>56.099</text:p>
          </table:table-cell>
          <table:table-cell office:value-type="percentage" office:value="1" table:style-name="ce49">
            <text:p>100,0%</text:p>
          </table:table-cell>
          <table:table-cell office:value-type="float" office:value="77170" table:style-name="ce48">
            <text:p>77.170</text:p>
          </table:table-cell>
          <table:table-cell office:value-type="percentage" office:value="0.97366794100205656" table:style-name="ce49">
            <text:p>97,4%</text:p>
          </table:table-cell>
          <table:table-cell office:value-type="float" office:value="85103" table:style-name="ce48">
            <text:p>85.103</text:p>
          </table:table-cell>
          <table:table-cell office:value-type="percentage" office:value="0.93550621083873808" table:style-name="ce49">
            <text:p>93,6%</text:p>
          </table:table-cell>
          <table:table-cell office:value-type="float" office:value="89294" table:style-name="ce48">
            <text:p>89.294</text:p>
          </table:table-cell>
          <table:table-cell office:value-type="percentage" office:value="0.91690797445217997" table:style-name="ce49">
            <text:p>91,7%</text:p>
          </table:table-cell>
          <table:table-cell office:value-type="float" office:value="56692" table:style-name="ce48">
            <text:p>56.692</text:p>
          </table:table-cell>
          <table:table-cell office:value-type="percentage" office:value="0.84415855147562469" table:style-name="ce49">
            <text:p>84,4%</text:p>
          </table:table-cell>
          <table:table-cell office:value-type="float" office:value="43311" table:style-name="ce48">
            <text:p>43.311</text:p>
          </table:table-cell>
          <table:table-cell office:value-type="percentage" office:value="0.85135533583629819" table:style-name="ce49">
            <text:p>85,1%</text:p>
          </table:table-cell>
          <table:table-cell office:value-type="float" office:value="45902" table:style-name="ce48">
            <text:p>45.902</text:p>
          </table:table-cell>
          <table:table-cell office:value-type="percentage" office:value="1.0136695890289955" table:style-name="ce49">
            <text:p>101,4%</text:p>
          </table:table-cell>
          <table:table-cell office:value-type="float" office:value="495854" table:style-name="ce48">
            <text:p>495.85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078874971066018" table:style-name="ce49">
            <text:p>94,1%</text:p>
          </table:table-cell>
          <table:table-cell office:value-type="percentage" office:value="0.84956695308015862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84" table:style-name="ce48">
            <text:p>228.184</text:p>
          </table:table-cell>
          <table:table-cell office:value-type="percentage" office:value="1" table:style-name="ce49">
            <text:p>100,0%</text:p>
          </table:table-cell>
          <table:table-cell office:value-type="float" office:value="250714" table:style-name="ce48">
            <text:p>250.714</text:p>
          </table:table-cell>
          <table:table-cell office:value-type="percentage" office:value="1" table:style-name="ce49">
            <text:p>100,0%</text:p>
          </table:table-cell>
          <table:table-cell office:value-type="float" office:value="323833" table:style-name="ce48">
            <text:p>323.833</text:p>
          </table:table-cell>
          <table:table-cell office:value-type="percentage" office:value="0.98957960903670972" table:style-name="ce49">
            <text:p>99,0%</text:p>
          </table:table-cell>
          <table:table-cell office:value-type="float" office:value="355346" table:style-name="ce48">
            <text:p>355.346</text:p>
          </table:table-cell>
          <table:table-cell office:value-type="percentage" office:value="0.93216999866213013" table:style-name="ce49">
            <text:p>93,2%</text:p>
          </table:table-cell>
          <table:table-cell office:value-type="float" office:value="323749" table:style-name="ce48">
            <text:p>323.749</text:p>
          </table:table-cell>
          <table:table-cell office:value-type="percentage" office:value="0.89879845197972252" table:style-name="ce49">
            <text:p>89,9%</text:p>
          </table:table-cell>
          <table:table-cell office:value-type="float" office:value="216006" table:style-name="ce48">
            <text:p>216.006</text:p>
          </table:table-cell>
          <table:table-cell office:value-type="percentage" office:value="0.834315687016709" table:style-name="ce49">
            <text:p>83,4%</text:p>
          </table:table-cell>
          <table:table-cell office:value-type="float" office:value="178019" table:style-name="ce48">
            <text:p>178.019</text:p>
          </table:table-cell>
          <table:table-cell office:value-type="percentage" office:value="0.84058853805145928" table:style-name="ce49">
            <text:p>84,1%</text:p>
          </table:table-cell>
          <table:table-cell office:value-type="float" office:value="162177" table:style-name="ce48">
            <text:p>162.177</text:p>
          </table:table-cell>
          <table:table-cell office:value-type="percentage" office:value="0.96420290372061501" table:style-name="ce49">
            <text:p>96,4%</text:p>
          </table:table-cell>
          <table:table-cell office:value-type="float" office:value="2038028" table:style-name="ce48">
            <text:p>2.038.02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25423578216782" table:style-name="ce49">
            <text:p>93,8%</text:p>
          </table:table-cell>
          <table:table-cell office:value-type="percentage" office:value="0.85392866734907391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43" table:style-name="ce48">
            <text:p>137.043</text:p>
          </table:table-cell>
          <table:table-cell office:value-type="percentage" office:value="1" table:style-name="ce49">
            <text:p>100,0%</text:p>
          </table:table-cell>
          <table:table-cell office:value-type="float" office:value="158146" table:style-name="ce48">
            <text:p>158.146</text:p>
          </table:table-cell>
          <table:table-cell office:value-type="percentage" office:value="1" table:style-name="ce49">
            <text:p>100,0%</text:p>
          </table:table-cell>
          <table:table-cell office:value-type="float" office:value="222817" table:style-name="ce48">
            <text:p>222.817</text:p>
          </table:table-cell>
          <table:table-cell office:value-type="percentage" office:value="0.97714754328415809" table:style-name="ce49">
            <text:p>97,7%</text:p>
          </table:table-cell>
          <table:table-cell office:value-type="float" office:value="286606" table:style-name="ce48">
            <text:p>286.606</text:p>
          </table:table-cell>
          <table:table-cell office:value-type="percentage" office:value="0.92035824499770402" table:style-name="ce49">
            <text:p>92,0%</text:p>
          </table:table-cell>
          <table:table-cell office:value-type="float" office:value="287082" table:style-name="ce48">
            <text:p>287.082</text:p>
          </table:table-cell>
          <table:table-cell office:value-type="percentage" office:value="0.86815390058697051" table:style-name="ce49">
            <text:p>86,8%</text:p>
          </table:table-cell>
          <table:table-cell office:value-type="float" office:value="206575" table:style-name="ce48">
            <text:p>206.575</text:p>
          </table:table-cell>
          <table:table-cell office:value-type="percentage" office:value="0.80145178874184775" table:style-name="ce49">
            <text:p>80,1%</text:p>
          </table:table-cell>
          <table:table-cell office:value-type="float" office:value="174086" table:style-name="ce48">
            <text:p>174.086</text:p>
          </table:table-cell>
          <table:table-cell office:value-type="percentage" office:value="0.79494228099656605" table:style-name="ce49">
            <text:p>79,5%</text:p>
          </table:table-cell>
          <table:table-cell office:value-type="float" office:value="166506" table:style-name="ce48">
            <text:p>166.506</text:p>
          </table:table-cell>
          <table:table-cell office:value-type="percentage" office:value="0.93639492509110545" table:style-name="ce49">
            <text:p>93,6%</text:p>
          </table:table-cell>
          <table:table-cell office:value-type="float" office:value="1638861" table:style-name="ce48">
            <text:p>1.638.86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41574994961682" table:style-name="ce49">
            <text:p>90,2%</text:p>
          </table:table-cell>
          <table:table-cell office:value-type="percentage" office:value="0.79996885763153991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22" table:style-name="ce48">
            <text:p>455.622</text:p>
          </table:table-cell>
          <table:table-cell office:value-type="percentage" office:value="1" table:style-name="ce49">
            <text:p>100,0%</text:p>
          </table:table-cell>
          <table:table-cell office:value-type="float" office:value="618452" table:style-name="ce48">
            <text:p>618.452</text:p>
          </table:table-cell>
          <table:table-cell office:value-type="percentage" office:value="0.97281261404104846" table:style-name="ce49">
            <text:p>97,3%</text:p>
          </table:table-cell>
          <table:table-cell office:value-type="float" office:value="802081" table:style-name="ce48">
            <text:p>802.081</text:p>
          </table:table-cell>
          <table:table-cell office:value-type="percentage" office:value="0.94087513665945632" table:style-name="ce49">
            <text:p>94,1%</text:p>
          </table:table-cell>
          <table:table-cell office:value-type="float" office:value="1039507" table:style-name="ce48">
            <text:p>1.039.507</text:p>
          </table:table-cell>
          <table:table-cell office:value-type="percentage" office:value="0.94724444391794793" table:style-name="ce49">
            <text:p>94,7%</text:p>
          </table:table-cell>
          <table:table-cell office:value-type="float" office:value="1155398" table:style-name="ce48">
            <text:p>1.155.398</text:p>
          </table:table-cell>
          <table:table-cell office:value-type="percentage" office:value="0.90581797370504813" table:style-name="ce49">
            <text:p>90,6%</text:p>
          </table:table-cell>
          <table:table-cell office:value-type="float" office:value="818122" table:style-name="ce48">
            <text:p>818.122</text:p>
          </table:table-cell>
          <table:table-cell office:value-type="percentage" office:value="0.8463669581266009" table:style-name="ce49">
            <text:p>84,6%</text:p>
          </table:table-cell>
          <table:table-cell office:value-type="float" office:value="682831" table:style-name="ce48">
            <text:p>682.831</text:p>
          </table:table-cell>
          <table:table-cell office:value-type="percentage" office:value="0.82363165506502023" table:style-name="ce49">
            <text:p>82,4%</text:p>
          </table:table-cell>
          <table:table-cell office:value-type="float" office:value="607301" table:style-name="ce48">
            <text:p>607.301</text:p>
          </table:table-cell>
          <table:table-cell office:value-type="percentage" office:value="0.9045791918827818" table:style-name="ce49">
            <text:p>90,5%</text:p>
          </table:table-cell>
          <table:table-cell office:value-type="float" office:value="6179314" table:style-name="ce48">
            <text:p>6.179.31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07885776362219" table:style-name="ce49">
            <text:p>91,1%</text:p>
          </table:table-cell>
          <table:table-cell office:value-type="percentage" office:value="0.80551560481710094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51" table:style-name="ce48">
            <text:p>295.451</text:p>
          </table:table-cell>
          <table:table-cell office:value-type="percentage" office:value="1" table:style-name="ce49">
            <text:p>100,0%</text:p>
          </table:table-cell>
          <table:table-cell office:value-type="float" office:value="435581" table:style-name="ce48">
            <text:p>435.581</text:p>
          </table:table-cell>
          <table:table-cell office:value-type="percentage" office:value="0.99046105289965802" table:style-name="ce49">
            <text:p>99,0%</text:p>
          </table:table-cell>
          <table:table-cell office:value-type="float" office:value="579481" table:style-name="ce48">
            <text:p>579.481</text:p>
          </table:table-cell>
          <table:table-cell office:value-type="percentage" office:value="0.97042737046588745" table:style-name="ce49">
            <text:p>97,0%</text:p>
          </table:table-cell>
          <table:table-cell office:value-type="float" office:value="733374" table:style-name="ce48">
            <text:p>733.374</text:p>
          </table:table-cell>
          <table:table-cell office:value-type="percentage" office:value="0.96205935751991356" table:style-name="ce49">
            <text:p>96,2%</text:p>
          </table:table-cell>
          <table:table-cell office:value-type="float" office:value="769371" table:style-name="ce48">
            <text:p>769.371</text:p>
          </table:table-cell>
          <table:table-cell office:value-type="percentage" office:value="0.91513019151373287" table:style-name="ce49">
            <text:p>91,5%</text:p>
          </table:table-cell>
          <table:table-cell office:value-type="float" office:value="529695" table:style-name="ce48">
            <text:p>529.695</text:p>
          </table:table-cell>
          <table:table-cell office:value-type="percentage" office:value="0.86280645229597941" table:style-name="ce49">
            <text:p>86,3%</text:p>
          </table:table-cell>
          <table:table-cell office:value-type="float" office:value="446378" table:style-name="ce48">
            <text:p>446.378</text:p>
          </table:table-cell>
          <table:table-cell office:value-type="percentage" office:value="0.87051775346985893" table:style-name="ce49">
            <text:p>87,1%</text:p>
          </table:table-cell>
          <table:table-cell office:value-type="float" office:value="426302" table:style-name="ce48">
            <text:p>426.302</text:p>
          </table:table-cell>
          <table:table-cell office:value-type="percentage" office:value="0.9850566930625807" table:style-name="ce49">
            <text:p>98,5%</text:p>
          </table:table-cell>
          <table:table-cell office:value-type="float" office:value="4215633" table:style-name="ce48">
            <text:p>4.215.63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47030270973497" table:style-name="ce49">
            <text:p>93,8%</text:p>
          </table:table-cell>
          <table:table-cell office:value-type="percentage" office:value="0.83526756745778963" table:style-name="ce49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1" table:style-name="ce48">
            <text:p>77.681</text:p>
          </table:table-cell>
          <table:table-cell office:value-type="percentage" office:value="1" table:style-name="ce49">
            <text:p>100,0%</text:p>
          </table:table-cell>
          <table:table-cell office:value-type="float" office:value="95762" table:style-name="ce48">
            <text:p>95.762</text:p>
          </table:table-cell>
          <table:table-cell office:value-type="percentage" office:value="1" table:style-name="ce49">
            <text:p>100,0%</text:p>
          </table:table-cell>
          <table:table-cell office:value-type="float" office:value="132858" table:style-name="ce48">
            <text:p>132.858</text:p>
          </table:table-cell>
          <table:table-cell office:value-type="percentage" office:value="1.0166277690630141" table:style-name="ce49">
            <text:p>101,7%</text:p>
          </table:table-cell>
          <table:table-cell office:value-type="float" office:value="161571" table:style-name="ce48">
            <text:p>161.571</text:p>
          </table:table-cell>
          <table:table-cell office:value-type="percentage" office:value="0.96200127416598691" table:style-name="ce49">
            <text:p>96,2%</text:p>
          </table:table-cell>
          <table:table-cell office:value-type="float" office:value="146170" table:style-name="ce48">
            <text:p>146.170</text:p>
          </table:table-cell>
          <table:table-cell office:value-type="percentage" office:value="0.92785141174080843" table:style-name="ce49">
            <text:p>92,8%</text:p>
          </table:table-cell>
          <table:table-cell office:value-type="float" office:value="113269" table:style-name="ce48">
            <text:p>113.269</text:p>
          </table:table-cell>
          <table:table-cell office:value-type="percentage" office:value="0.87236025323084976" table:style-name="ce49">
            <text:p>87,2%</text:p>
          </table:table-cell>
          <table:table-cell office:value-type="float" office:value="93475" table:style-name="ce48">
            <text:p>93.475</text:p>
          </table:table-cell>
          <table:table-cell office:value-type="percentage" office:value="0.830844577178106" table:style-name="ce49">
            <text:p>83,1%</text:p>
          </table:table-cell>
          <table:table-cell office:value-type="float" office:value="86063" table:style-name="ce48">
            <text:p>86.063</text:p>
          </table:table-cell>
          <table:table-cell office:value-type="percentage" office:value="1.0041302546990398" table:style-name="ce49">
            <text:p>100,4%</text:p>
          </table:table-cell>
          <table:table-cell office:value-type="float" office:value="906849" table:style-name="ce48">
            <text:p>906.84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68843760856525" table:style-name="ce49">
            <text:p>95,5%</text:p>
          </table:table-cell>
          <table:table-cell office:value-type="percentage" office:value="0.85713597082794979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28" table:style-name="ce48">
            <text:p>241.728</text:p>
          </table:table-cell>
          <table:table-cell office:value-type="percentage" office:value="1" table:style-name="ce49">
            <text:p>100,0%</text:p>
          </table:table-cell>
          <table:table-cell office:value-type="float" office:value="291500" table:style-name="ce48">
            <text:p>291.500</text:p>
          </table:table-cell>
          <table:table-cell office:value-type="percentage" office:value="0.9983252793769628" table:style-name="ce49">
            <text:p>99,8%</text:p>
          </table:table-cell>
          <table:table-cell office:value-type="float" office:value="348101" table:style-name="ce48">
            <text:p>348.101</text:p>
          </table:table-cell>
          <table:table-cell office:value-type="percentage" office:value="0.98454319702686344" table:style-name="ce49">
            <text:p>98,5%</text:p>
          </table:table-cell>
          <table:table-cell office:value-type="float" office:value="392921" table:style-name="ce48">
            <text:p>392.921</text:p>
          </table:table-cell>
          <table:table-cell office:value-type="percentage" office:value="0.96021749755620722" table:style-name="ce49">
            <text:p>96,0%</text:p>
          </table:table-cell>
          <table:table-cell office:value-type="float" office:value="411240" table:style-name="ce48">
            <text:p>411.240</text:p>
          </table:table-cell>
          <table:table-cell office:value-type="percentage" office:value="0.92864869015010043" table:style-name="ce49">
            <text:p>92,9%</text:p>
          </table:table-cell>
          <table:table-cell office:value-type="float" office:value="267228" table:style-name="ce48">
            <text:p>267.228</text:p>
          </table:table-cell>
          <table:table-cell office:value-type="percentage" office:value="0.86594209943032685" table:style-name="ce49">
            <text:p>86,6%</text:p>
          </table:table-cell>
          <table:table-cell office:value-type="float" office:value="202348" table:style-name="ce48">
            <text:p>202.348</text:p>
          </table:table-cell>
          <table:table-cell office:value-type="percentage" office:value="0.87839140135959926" table:style-name="ce49">
            <text:p>87,8%</text:p>
          </table:table-cell>
          <table:table-cell office:value-type="float" office:value="191856" table:style-name="ce48">
            <text:p>191.856</text:p>
          </table:table-cell>
          <table:table-cell office:value-type="percentage" office:value="1.0464263897373243" table:style-name="ce49">
            <text:p>104,6%</text:p>
          </table:table-cell>
          <table:table-cell office:value-type="float" office:value="2346922" table:style-name="ce48">
            <text:p>2.346.922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53772260147785" table:style-name="ce49">
            <text:p>95,6%</text:p>
          </table:table-cell>
          <table:table-cell office:value-type="percentage" office:value="0.8702372671194375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09" table:style-name="ce48">
            <text:p>25.109</text:p>
          </table:table-cell>
          <table:table-cell office:value-type="percentage" office:value="1" table:style-name="ce49">
            <text:p>100,0%</text:p>
          </table:table-cell>
          <table:table-cell office:value-type="float" office:value="30713" table:style-name="ce48">
            <text:p>30.713</text:p>
          </table:table-cell>
          <table:table-cell office:value-type="percentage" office:value="1" table:style-name="ce49">
            <text:p>100,0%</text:p>
          </table:table-cell>
          <table:table-cell office:value-type="float" office:value="39691" table:style-name="ce48">
            <text:p>39.691</text:p>
          </table:table-cell>
          <table:table-cell office:value-type="percentage" office:value="1.0278914383384266" table:style-name="ce49">
            <text:p>102,8%</text:p>
          </table:table-cell>
          <table:table-cell office:value-type="float" office:value="46279" table:style-name="ce48">
            <text:p>46.279</text:p>
          </table:table-cell>
          <table:table-cell office:value-type="percentage" office:value="0.97429473684210521" table:style-name="ce49">
            <text:p>97,4%</text:p>
          </table:table-cell>
          <table:table-cell office:value-type="float" office:value="48605" table:style-name="ce48">
            <text:p>48.605</text:p>
          </table:table-cell>
          <table:table-cell office:value-type="percentage" office:value="0.93969917253112678" table:style-name="ce49">
            <text:p>94,0%</text:p>
          </table:table-cell>
          <table:table-cell office:value-type="float" office:value="32399" table:style-name="ce48">
            <text:p>32.399</text:p>
          </table:table-cell>
          <table:table-cell office:value-type="percentage" office:value="0.87479749432984122" table:style-name="ce49">
            <text:p>87,5%</text:p>
          </table:table-cell>
          <table:table-cell office:value-type="float" office:value="25409" table:style-name="ce48">
            <text:p>25.409</text:p>
          </table:table-cell>
          <table:table-cell office:value-type="percentage" office:value="0.84230590731286881" table:style-name="ce49">
            <text:p>84,2%</text:p>
          </table:table-cell>
          <table:table-cell office:value-type="float" office:value="25380" table:style-name="ce48">
            <text:p>25.380</text:p>
          </table:table-cell>
          <table:table-cell office:value-type="percentage" office:value="0.97671733692514917" table:style-name="ce49">
            <text:p>97,7%</text:p>
          </table:table-cell>
          <table:table-cell office:value-type="float" office:value="273585" table:style-name="ce48">
            <text:p>273.58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195527907943402" table:style-name="ce49">
            <text:p>97,2%</text:p>
          </table:table-cell>
          <table:table-cell office:value-type="percentage" office:value="0.86529338090177621" table:style-name="ce49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61" table:style-name="ce48">
            <text:p>371.861</text:p>
          </table:table-cell>
          <table:table-cell office:value-type="percentage" office:value="1" table:style-name="ce49">
            <text:p>100,0%</text:p>
          </table:table-cell>
          <table:table-cell office:value-type="float" office:value="510996" table:style-name="ce48">
            <text:p>510.996</text:p>
          </table:table-cell>
          <table:table-cell office:value-type="percentage" office:value="0.96953989185086809" table:style-name="ce49">
            <text:p>97,0%</text:p>
          </table:table-cell>
          <table:table-cell office:value-type="float" office:value="690538" table:style-name="ce48">
            <text:p>690.538</text:p>
          </table:table-cell>
          <table:table-cell office:value-type="percentage" office:value="0.9584708615908214" table:style-name="ce49">
            <text:p>95,8%</text:p>
          </table:table-cell>
          <table:table-cell office:value-type="float" office:value="960329" table:style-name="ce48">
            <text:p>960.329</text:p>
          </table:table-cell>
          <table:table-cell office:value-type="percentage" office:value="0.97026548887153341" table:style-name="ce49">
            <text:p>97,0%</text:p>
          </table:table-cell>
          <table:table-cell office:value-type="float" office:value="1050885" table:style-name="ce48">
            <text:p>1.050.885</text:p>
          </table:table-cell>
          <table:table-cell office:value-type="percentage" office:value="0.90904411898276261" table:style-name="ce49">
            <text:p>90,9%</text:p>
          </table:table-cell>
          <table:table-cell office:value-type="float" office:value="770741" table:style-name="ce48">
            <text:p>770.741</text:p>
          </table:table-cell>
          <table:table-cell office:value-type="percentage" office:value="0.85557654821478524" table:style-name="ce49">
            <text:p>85,6%</text:p>
          </table:table-cell>
          <table:table-cell office:value-type="float" office:value="626023" table:style-name="ce48">
            <text:p>626.023</text:p>
          </table:table-cell>
          <table:table-cell office:value-type="percentage" office:value="0.85108699937598309" table:style-name="ce49">
            <text:p>85,1%</text:p>
          </table:table-cell>
          <table:table-cell office:value-type="float" office:value="527799" table:style-name="ce48">
            <text:p>527.799</text:p>
          </table:table-cell>
          <table:table-cell office:value-type="percentage" office:value="0.92476258891964813" table:style-name="ce49">
            <text:p>92,5%</text:p>
          </table:table-cell>
          <table:table-cell office:value-type="float" office:value="5509172" table:style-name="ce48">
            <text:p>5.509.172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66904799069083" table:style-name="ce49">
            <text:p>92,3%</text:p>
          </table:table-cell>
          <table:table-cell office:value-type="percentage" office:value="0.81546954718207743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09" table:style-name="ce48">
            <text:p>75.909</text:p>
          </table:table-cell>
          <table:table-cell office:value-type="percentage" office:value="1" table:style-name="ce49">
            <text:p>100,0%</text:p>
          </table:table-cell>
          <table:table-cell office:value-type="float" office:value="108158" table:style-name="ce48">
            <text:p>108.158</text:p>
          </table:table-cell>
          <table:table-cell office:value-type="percentage" office:value="1" table:style-name="ce49">
            <text:p>100,0%</text:p>
          </table:table-cell>
          <table:table-cell office:value-type="float" office:value="153733" table:style-name="ce48">
            <text:p>153.733</text:p>
          </table:table-cell>
          <table:table-cell office:value-type="percentage" office:value="1.00125048032773" table:style-name="ce49">
            <text:p>100,1%</text:p>
          </table:table-cell>
          <table:table-cell office:value-type="float" office:value="211661" table:style-name="ce48">
            <text:p>211.661</text:p>
          </table:table-cell>
          <table:table-cell office:value-type="percentage" office:value="0.97046349660481512" table:style-name="ce49">
            <text:p>97,0%</text:p>
          </table:table-cell>
          <table:table-cell office:value-type="float" office:value="235356" table:style-name="ce48">
            <text:p>235.356</text:p>
          </table:table-cell>
          <table:table-cell office:value-type="percentage" office:value="0.93222111317077805" table:style-name="ce49">
            <text:p>93,2%</text:p>
          </table:table-cell>
          <table:table-cell office:value-type="float" office:value="171235" table:style-name="ce48">
            <text:p>171.235</text:p>
          </table:table-cell>
          <table:table-cell office:value-type="percentage" office:value="0.86015752936094114" table:style-name="ce49">
            <text:p>86,0%</text:p>
          </table:table-cell>
          <table:table-cell office:value-type="float" office:value="145044" table:style-name="ce48">
            <text:p>145.044</text:p>
          </table:table-cell>
          <table:table-cell office:value-type="percentage" office:value="0.83387854362736358" table:style-name="ce49">
            <text:p>83,4%</text:p>
          </table:table-cell>
          <table:table-cell office:value-type="float" office:value="132656" table:style-name="ce48">
            <text:p>132.656</text:p>
          </table:table-cell>
          <table:table-cell office:value-type="percentage" office:value="0.91729822426287544" table:style-name="ce49">
            <text:p>91,7%</text:p>
          </table:table-cell>
          <table:table-cell office:value-type="float" office:value="1233752" table:style-name="ce48">
            <text:p>1.233.75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635313528848363" table:style-name="ce49">
            <text:p>93,6%</text:p>
          </table:table-cell>
          <table:table-cell office:value-type="percentage" office:value="0.81539327832838537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898" table:style-name="ce48">
            <text:p>55.898</text:p>
          </table:table-cell>
          <table:table-cell office:value-type="percentage" office:value="0.98689971751412431" table:style-name="ce49">
            <text:p>98,7%</text:p>
          </table:table-cell>
          <table:table-cell office:value-type="float" office:value="72581" table:style-name="ce48">
            <text:p>72.581</text:p>
          </table:table-cell>
          <table:table-cell office:value-type="percentage" office:value="0.9591780097793049" table:style-name="ce49">
            <text:p>95,9%</text:p>
          </table:table-cell>
          <table:table-cell office:value-type="float" office:value="92528" table:style-name="ce48">
            <text:p>92.528</text:p>
          </table:table-cell>
          <table:table-cell office:value-type="percentage" office:value="0.94708182357878357" table:style-name="ce49">
            <text:p>94,7%</text:p>
          </table:table-cell>
          <table:table-cell office:value-type="float" office:value="96346" table:style-name="ce48">
            <text:p>96.346</text:p>
          </table:table-cell>
          <table:table-cell office:value-type="percentage" office:value="0.91130595991411523" table:style-name="ce49">
            <text:p>91,1%</text:p>
          </table:table-cell>
          <table:table-cell office:value-type="float" office:value="65598" table:style-name="ce48">
            <text:p>65.598</text:p>
          </table:table-cell>
          <table:table-cell office:value-type="percentage" office:value="0.85493099089001556" table:style-name="ce49">
            <text:p>85,5%</text:p>
          </table:table-cell>
          <table:table-cell office:value-type="float" office:value="59196" table:style-name="ce48">
            <text:p>59.196</text:p>
          </table:table-cell>
          <table:table-cell office:value-type="percentage" office:value="0.86038196564053371" table:style-name="ce49">
            <text:p>86,0%</text:p>
          </table:table-cell>
          <table:table-cell office:value-type="float" office:value="55759" table:style-name="ce48">
            <text:p>55.759</text:p>
          </table:table-cell>
          <table:table-cell office:value-type="percentage" office:value="0.96936770918447179" table:style-name="ce49">
            <text:p>96,9%</text:p>
          </table:table-cell>
          <table:table-cell office:value-type="float" office:value="540222" table:style-name="ce48">
            <text:p>540.222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13790000930752" table:style-name="ce49">
            <text:p>93,1%</text:p>
          </table:table-cell>
          <table:table-cell office:value-type="percentage" office:value="0.82143802060049809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66" table:style-name="ce48">
            <text:p>163.166</text:p>
          </table:table-cell>
          <table:table-cell office:value-type="percentage" office:value="1.0228175971315021" table:style-name="ce49">
            <text:p>102,3%</text:p>
          </table:table-cell>
          <table:table-cell office:value-type="float" office:value="213791" table:style-name="ce48">
            <text:p>213.791</text:p>
          </table:table-cell>
          <table:table-cell office:value-type="percentage" office:value="0.98809886950814818" table:style-name="ce49">
            <text:p>98,8%</text:p>
          </table:table-cell>
          <table:table-cell office:value-type="float" office:value="277049" table:style-name="ce48">
            <text:p>277.049</text:p>
          </table:table-cell>
          <table:table-cell office:value-type="percentage" office:value="0.97496507286311029" table:style-name="ce49">
            <text:p>97,5%</text:p>
          </table:table-cell>
          <table:table-cell office:value-type="float" office:value="326050" table:style-name="ce48">
            <text:p>326.050</text:p>
          </table:table-cell>
          <table:table-cell office:value-type="percentage" office:value="0.96616854388725415" table:style-name="ce49">
            <text:p>96,6%</text:p>
          </table:table-cell>
          <table:table-cell office:value-type="float" office:value="324368" table:style-name="ce48">
            <text:p>324.368</text:p>
          </table:table-cell>
          <table:table-cell office:value-type="percentage" office:value="0.93192056633262843" table:style-name="ce49">
            <text:p>93,2%</text:p>
          </table:table-cell>
          <table:table-cell office:value-type="float" office:value="209258" table:style-name="ce48">
            <text:p>209.258</text:p>
          </table:table-cell>
          <table:table-cell office:value-type="percentage" office:value="0.88058577229785173" table:style-name="ce49">
            <text:p>88,1%</text:p>
          </table:table-cell>
          <table:table-cell office:value-type="float" office:value="172889" table:style-name="ce48">
            <text:p>172.889</text:p>
          </table:table-cell>
          <table:table-cell office:value-type="percentage" office:value="0.86785131641693647" table:style-name="ce49">
            <text:p>86,8%</text:p>
          </table:table-cell>
          <table:table-cell office:value-type="float" office:value="165666" table:style-name="ce48">
            <text:p>165.666</text:p>
          </table:table-cell>
          <table:table-cell office:value-type="percentage" office:value="0.9586209690018922" table:style-name="ce49">
            <text:p>95,9%</text:p>
          </table:table-cell>
          <table:table-cell office:value-type="float" office:value="1852237" table:style-name="ce48">
            <text:p>1.852.23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31321215208464" table:style-name="ce49">
            <text:p>94,7%</text:p>
          </table:table-cell>
          <table:table-cell office:value-type="percentage" office:value="0.84735359402134036" table:style-name="ce49">
            <text:p>8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8" table:style-name="ce48">
            <text:p>3.888</text:p>
          </table:table-cell>
          <table:table-cell office:value-type="percentage" office:value="0.8828337874659401" table:style-name="ce49">
            <text:p>88,3%</text:p>
          </table:table-cell>
          <table:table-cell office:value-type="float" office:value="7619" table:style-name="ce48">
            <text:p>7.619</text:p>
          </table:table-cell>
          <table:table-cell office:value-type="percentage" office:value="0.91475567294993398" table:style-name="ce49">
            <text:p>91,5%</text:p>
          </table:table-cell>
          <table:table-cell office:value-type="float" office:value="10571" table:style-name="ce48">
            <text:p>10.571</text:p>
          </table:table-cell>
          <table:table-cell office:value-type="percentage" office:value="0.91468374145539499" table:style-name="ce49">
            <text:p>91,5%</text:p>
          </table:table-cell>
          <table:table-cell office:value-type="float" office:value="11111" table:style-name="ce48">
            <text:p>11.111</text:p>
          </table:table-cell>
          <table:table-cell office:value-type="percentage" office:value="0.89916646435218905" table:style-name="ce49">
            <text:p>89,9%</text:p>
          </table:table-cell>
          <table:table-cell office:value-type="float" office:value="9176" table:style-name="ce48">
            <text:p>9.176</text:p>
          </table:table-cell>
          <table:table-cell office:value-type="percentage" office:value="0.80498289323624883" table:style-name="ce49">
            <text:p>80,5%</text:p>
          </table:table-cell>
          <table:table-cell office:value-type="float" office:value="8941" table:style-name="ce48">
            <text:p>8.941</text:p>
          </table:table-cell>
          <table:table-cell office:value-type="percentage" office:value="0.82291762540266911" table:style-name="ce49">
            <text:p>82,3%</text:p>
          </table:table-cell>
          <table:table-cell office:value-type="float" office:value="8788" table:style-name="ce48">
            <text:p>8.788</text:p>
          </table:table-cell>
          <table:table-cell office:value-type="percentage" office:value="0.94688072405990731" table:style-name="ce49">
            <text:p>94,7%</text:p>
          </table:table-cell>
          <table:table-cell office:value-type="float" office:value="62485" table:style-name="ce48">
            <text:p>62.48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971110391530216" table:style-name="ce49">
            <text:p>88,0%</text:p>
          </table:table-cell>
          <table:table-cell office:value-type="percentage" office:value="0.7481710310475711" table:style-name="ce49">
            <text:p>7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1" table:style-name="ce48">
            <text:p>2.051</text:p>
          </table:table-cell>
          <table:table-cell office:value-type="percentage" office:value="0.81680605336519319" table:style-name="ce49">
            <text:p>81,7%</text:p>
          </table:table-cell>
          <table:table-cell office:value-type="float" office:value="3364" table:style-name="ce48">
            <text:p>3.364</text:p>
          </table:table-cell>
          <table:table-cell office:value-type="percentage" office:value="0.88456481724953984" table:style-name="ce49">
            <text:p>88,5%</text:p>
          </table:table-cell>
          <table:table-cell office:value-type="float" office:value="7397" table:style-name="ce48">
            <text:p>7.397</text:p>
          </table:table-cell>
          <table:table-cell office:value-type="percentage" office:value="0.92404747033104306" table:style-name="ce49">
            <text:p>92,4%</text:p>
          </table:table-cell>
          <table:table-cell office:value-type="float" office:value="10035" table:style-name="ce48">
            <text:p>10.035</text:p>
          </table:table-cell>
          <table:table-cell office:value-type="percentage" office:value="0.92908064068141838" table:style-name="ce49">
            <text:p>92,9%</text:p>
          </table:table-cell>
          <table:table-cell office:value-type="float" office:value="10496" table:style-name="ce48">
            <text:p>10.496</text:p>
          </table:table-cell>
          <table:table-cell office:value-type="percentage" office:value="0.96090817540968598" table:style-name="ce49">
            <text:p>96,1%</text:p>
          </table:table-cell>
          <table:table-cell office:value-type="float" office:value="9010" table:style-name="ce48">
            <text:p>9.010</text:p>
          </table:table-cell>
          <table:table-cell office:value-type="percentage" office:value="0.82268078889700513" table:style-name="ce49">
            <text:p>82,3%</text:p>
          </table:table-cell>
          <table:table-cell office:value-type="float" office:value="9347" table:style-name="ce48">
            <text:p>9.347</text:p>
          </table:table-cell>
          <table:table-cell office:value-type="percentage" office:value="0.79950389188264481" table:style-name="ce49">
            <text:p>80,0%</text:p>
          </table:table-cell>
          <table:table-cell office:value-type="float" office:value="8613" table:style-name="ce48">
            <text:p>8.613</text:p>
          </table:table-cell>
          <table:table-cell office:value-type="percentage" office:value="0.89906054279749481" table:style-name="ce49">
            <text:p>89,9%</text:p>
          </table:table-cell>
          <table:table-cell office:value-type="float" office:value="60313" table:style-name="ce48">
            <text:p>60.31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834998388656139" table:style-name="ce49">
            <text:p>88,3%</text:p>
          </table:table-cell>
          <table:table-cell office:value-type="percentage" office:value="0.71782390326343104" table:style-name="ce49">
            <text:p>71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9" table:style-name="ce48">
            <text:p>3.789</text:p>
          </table:table-cell>
          <table:table-cell office:value-type="string" table:style-name="ce49">
            <text:p>-</text:p>
          </table:table-cell>
          <table:table-cell office:value-type="float" office:value="10049" table:style-name="ce48">
            <text:p>10.049</text:p>
          </table:table-cell>
          <table:table-cell office:value-type="string" table:style-name="ce49">
            <text:p>-</text:p>
          </table:table-cell>
          <table:table-cell office:value-type="float" office:value="23269" table:style-name="ce48">
            <text:p>23.269</text:p>
          </table:table-cell>
          <table:table-cell office:value-type="string" table:style-name="ce49">
            <text:p>-</text:p>
          </table:table-cell>
          <table:table-cell office:value-type="float" office:value="33058" table:style-name="ce48">
            <text:p>33.058</text:p>
          </table:table-cell>
          <table:table-cell office:value-type="string" table:style-name="ce49">
            <text:p>-</text:p>
          </table:table-cell>
          <table:table-cell office:value-type="float" office:value="24930" table:style-name="ce48">
            <text:p>24.930</text:p>
          </table:table-cell>
          <table:table-cell office:value-type="string" table:style-name="ce49">
            <text:p>-</text:p>
          </table:table-cell>
          <table:table-cell office:value-type="float" office:value="1353" table:style-name="ce48">
            <text:p>1.353</text:p>
          </table:table-cell>
          <table:table-cell office:value-type="string" table:style-name="ce49">
            <text:p>-</text:p>
          </table:table-cell>
          <table:table-cell office:value-type="float" office:value="96490" table:style-name="ce48">
            <text:p>96.490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5" table:style-name="ce51">
            <text:p>315</text:p>
          </table:table-cell>
          <table:table-cell office:value-type="string" table:style-name="ce52">
            <text:p>-</text:p>
          </table:table-cell>
          <table:table-cell office:value-type="float" office:value="949" table:style-name="ce51">
            <text:p>949</text:p>
          </table:table-cell>
          <table:table-cell office:value-type="string" table:style-name="ce52">
            <text:p>-</text:p>
          </table:table-cell>
          <table:table-cell office:value-type="float" office:value="2011" table:style-name="ce51">
            <text:p>2.011</text:p>
          </table:table-cell>
          <table:table-cell office:value-type="string" table:style-name="ce52">
            <text:p>-</text:p>
          </table:table-cell>
          <table:table-cell office:value-type="float" office:value="2492" table:style-name="ce51">
            <text:p>2.492</text:p>
          </table:table-cell>
          <table:table-cell office:value-type="string" table:style-name="ce52">
            <text:p>-</text:p>
          </table:table-cell>
          <table:table-cell office:value-type="float" office:value="2192" table:style-name="ce51">
            <text:p>2.192</text:p>
          </table:table-cell>
          <table:table-cell office:value-type="string" table:style-name="ce52">
            <text:p>-</text:p>
          </table:table-cell>
          <table:table-cell office:value-type="float" office:value="259" table:style-name="ce51">
            <text:p>259</text:p>
          </table:table-cell>
          <table:table-cell office:value-type="string" table:style-name="ce52">
            <text:p>-</text:p>
          </table:table-cell>
          <table:table-cell office:value-type="float" office:value="8299" table:style-name="ce51">
            <text:p>8.29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007" table:style-name="ce55">
            <text:p>2.925.007</text:p>
          </table:table-cell>
          <table:table-cell office:value-type="percentage" office:value="1" table:style-name="ce56">
            <text:p>100,0%</text:p>
          </table:table-cell>
          <table:table-cell office:value-type="float" office:value="3951907" table:style-name="ce55">
            <text:p>3.951.907</text:p>
          </table:table-cell>
          <table:table-cell office:value-type="percentage" office:value="0.98876058995768901" table:style-name="ce56">
            <text:p>98,9%</text:p>
          </table:table-cell>
          <table:table-cell office:value-type="float" office:value="5315475" table:style-name="ce55">
            <text:p>5.315.475</text:p>
          </table:table-cell>
          <table:table-cell office:value-type="percentage" office:value="0.96510587073276133" table:style-name="ce56">
            <text:p>96,5%</text:p>
          </table:table-cell>
          <table:table-cell office:value-type="float" office:value="6766147" table:style-name="ce55">
            <text:p>6.766.147</text:p>
          </table:table-cell>
          <table:table-cell office:value-type="percentage" office:value="0.94900679045470826" table:style-name="ce56">
            <text:p>94,9%</text:p>
          </table:table-cell>
          <table:table-cell office:value-type="float" office:value="7090196" table:style-name="ce55">
            <text:p>7.090.196</text:p>
          </table:table-cell>
          <table:table-cell office:value-type="percentage" office:value="0.90704492166111794" table:style-name="ce56">
            <text:p>90,7%</text:p>
          </table:table-cell>
          <table:table-cell office:value-type="float" office:value="5051911" table:style-name="ce55">
            <text:p>5.051.911</text:p>
          </table:table-cell>
          <table:table-cell office:value-type="percentage" office:value="0.85020094176727778" table:style-name="ce56">
            <text:p>85,0%</text:p>
          </table:table-cell>
          <table:table-cell office:value-type="float" office:value="4157617" table:style-name="ce55">
            <text:p>4.157.617</text:p>
          </table:table-cell>
          <table:table-cell office:value-type="percentage" office:value="0.84425390462788386" table:style-name="ce56">
            <text:p>84,4%</text:p>
          </table:table-cell>
          <table:table-cell office:value-type="float" office:value="3785669" table:style-name="ce55">
            <text:p>3.785.669</text:p>
          </table:table-cell>
          <table:table-cell office:value-type="percentage" office:value="0.95022718590187361" table:style-name="ce56">
            <text:p>95,0%</text:p>
          </table:table-cell>
          <table:table-cell office:value-type="float" office:value="39043929" table:style-name="ce55">
            <text:p>39.043.92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55398472723726" table:style-name="ce56">
            <text:p>92,6%</text:p>
          </table:table-cell>
          <table:table-cell office:value-type="percentage" office:value="0.82373422628052417" table:style-name="ce56">
            <text:p>82,4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027" table:style-name="ce61">
            <text:p>998.027</text:p>
          </table:table-cell>
          <table:table-cell office:value-type="percentage" office:value="0.92086751123372612" table:style-name="ce62">
            <text:p>92,1%</text:p>
          </table:table-cell>
          <table:table-cell office:value-type="float" office:value="870553" table:style-name="ce61">
            <text:p>870.553</text:p>
          </table:table-cell>
          <table:table-cell office:value-type="percentage" office:value="0.93223527950363771" table:style-name="ce62">
            <text:p>93,2%</text:p>
          </table:table-cell>
          <table:table-cell office:value-type="float" office:value="881750" table:style-name="ce61">
            <text:p>881.750</text:p>
          </table:table-cell>
          <table:table-cell office:value-type="percentage" office:value="0.72126317373792237" table:style-name="ce62">
            <text:p>72,1%</text:p>
          </table:table-cell>
          <table:table-cell office:value-type="float" office:value="710167" table:style-name="ce61">
            <text:p>710.167</text:p>
          </table:table-cell>
          <table:table-cell office:value-type="percentage" office:value="0.56040273222836323" table:style-name="ce62">
            <text:p>56,0%</text:p>
          </table:table-cell>
          <table:table-cell office:value-type="float" office:value="391911" table:style-name="ce61">
            <text:p>391.911</text:p>
          </table:table-cell>
          <table:table-cell office:value-type="percentage" office:value="0.41143999958006794" table:style-name="ce62">
            <text:p>41,1%</text:p>
          </table:table-cell>
          <table:table-cell office:value-type="float" office:value="276694" table:style-name="ce61">
            <text:p>276.694</text:p>
          </table:table-cell>
          <table:table-cell office:value-type="percentage" office:value="0.34886688302682312" table:style-name="ce62">
            <text:p>34,9%</text:p>
          </table:table-cell>
          <table:table-cell office:value-type="float" office:value="31038" table:style-name="ce61">
            <text:p>31.038</text:p>
          </table:table-cell>
          <table:table-cell office:value-type="percentage" office:value="0.18590749547779628" table:style-name="ce46">
            <text:p>18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525" table:style-name="ce7">
            <text:p>201.525</text:p>
          </table:table-cell>
          <table:table-cell office:value-type="percentage" office:value="0.91691463514509564" table:style-name="ce49">
            <text:p>91,7%</text:p>
          </table:table-cell>
          <table:table-cell office:value-type="float" office:value="143439" table:style-name="ce7">
            <text:p>143.439</text:p>
          </table:table-cell>
          <table:table-cell office:value-type="percentage" office:value="0.92236018853729274" table:style-name="ce49">
            <text:p>92,2%</text:p>
          </table:table-cell>
          <table:table-cell office:value-type="float" office:value="136272" table:style-name="ce7">
            <text:p>136.272</text:p>
          </table:table-cell>
          <table:table-cell office:value-type="percentage" office:value="0.72321229554307787" table:style-name="ce49">
            <text:p>72,3%</text:p>
          </table:table-cell>
          <table:table-cell office:value-type="float" office:value="105622" table:style-name="ce7">
            <text:p>105.622</text:p>
          </table:table-cell>
          <table:table-cell office:value-type="percentage" office:value="0.55272274378054775" table:style-name="ce49">
            <text:p>55,3%</text:p>
          </table:table-cell>
          <table:table-cell office:value-type="float" office:value="52435" table:style-name="ce7">
            <text:p>52.435</text:p>
          </table:table-cell>
          <table:table-cell office:value-type="percentage" office:value="0.40332133407174942" table:style-name="ce49">
            <text:p>40,3%</text:p>
          </table:table-cell>
          <table:table-cell office:value-type="float" office:value="39446" table:style-name="ce7">
            <text:p>39.446</text:p>
          </table:table-cell>
          <table:table-cell office:value-type="percentage" office:value="0.36410459953663105" table:style-name="ce49">
            <text:p>36,4%</text:p>
          </table:table-cell>
          <table:table-cell office:value-type="float" office:value="8764" table:style-name="ce7">
            <text:p>8.764</text:p>
          </table:table-cell>
          <table:table-cell office:value-type="percentage" office:value="0.38830305715551616" table:style-name="ce49">
            <text:p>38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795" table:style-name="ce7">
            <text:p>191.795</text:p>
          </table:table-cell>
          <table:table-cell office:value-type="percentage" office:value="0.94355727414054347" table:style-name="ce49">
            <text:p>94,4%</text:p>
          </table:table-cell>
          <table:table-cell office:value-type="float" office:value="142034" table:style-name="ce7">
            <text:p>142.034</text:p>
          </table:table-cell>
          <table:table-cell office:value-type="percentage" office:value="0.94986959138634386" table:style-name="ce49">
            <text:p>95,0%</text:p>
          </table:table-cell>
          <table:table-cell office:value-type="float" office:value="143851" table:style-name="ce7">
            <text:p>143.851</text:p>
          </table:table-cell>
          <table:table-cell office:value-type="percentage" office:value="0.92772980258872539" table:style-name="ce49">
            <text:p>92,8%</text:p>
          </table:table-cell>
          <table:table-cell office:value-type="float" office:value="125710" table:style-name="ce7">
            <text:p>125.710</text:p>
          </table:table-cell>
          <table:table-cell office:value-type="percentage" office:value="0.82437652058154254" table:style-name="ce49">
            <text:p>82,4%</text:p>
          </table:table-cell>
          <table:table-cell office:value-type="float" office:value="60775" table:style-name="ce7">
            <text:p>60.775</text:p>
          </table:table-cell>
          <table:table-cell office:value-type="percentage" office:value="0.66041118814248145" table:style-name="ce49">
            <text:p>66,0%</text:p>
          </table:table-cell>
          <table:table-cell office:value-type="float" office:value="42668" table:style-name="ce7">
            <text:p>42.668</text:p>
          </table:table-cell>
          <table:table-cell office:value-type="percentage" office:value="0.6312301205710481" table:style-name="ce49">
            <text:p>63,1%</text:p>
          </table:table-cell>
          <table:table-cell office:value-type="float" office:value="9511" table:style-name="ce7">
            <text:p>9.511</text:p>
          </table:table-cell>
          <table:table-cell office:value-type="percentage" office:value="0.65833737108050117" table:style-name="ce49">
            <text:p>65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012" table:style-name="ce7">
            <text:p>120.012</text:p>
          </table:table-cell>
          <table:table-cell office:value-type="percentage" office:value="0.91425872458424429" table:style-name="ce49">
            <text:p>91,4%</text:p>
          </table:table-cell>
          <table:table-cell office:value-type="float" office:value="98451" table:style-name="ce7">
            <text:p>98.451</text:p>
          </table:table-cell>
          <table:table-cell office:value-type="percentage" office:value="0.87793720293564237" table:style-name="ce49">
            <text:p>87,8%</text:p>
          </table:table-cell>
          <table:table-cell office:value-type="float" office:value="108379" table:style-name="ce7">
            <text:p>108.379</text:p>
          </table:table-cell>
          <table:table-cell office:value-type="percentage" office:value="0.70816970615717356" table:style-name="ce49">
            <text:p>70,8%</text:p>
          </table:table-cell>
          <table:table-cell office:value-type="float" office:value="81425" table:style-name="ce7">
            <text:p>81.425</text:p>
          </table:table-cell>
          <table:table-cell office:value-type="percentage" office:value="0.4713185922667284" table:style-name="ce49">
            <text:p>47,1%</text:p>
          </table:table-cell>
          <table:table-cell office:value-type="float" office:value="36897" table:style-name="ce7">
            <text:p>36.897</text:p>
          </table:table-cell>
          <table:table-cell office:value-type="percentage" office:value="0.27654774396642184" table:style-name="ce49">
            <text:p>27,7%</text:p>
          </table:table-cell>
          <table:table-cell office:value-type="float" office:value="24971" table:style-name="ce7">
            <text:p>24.971</text:p>
          </table:table-cell>
          <table:table-cell office:value-type="percentage" office:value="0.24301493844581773" table:style-name="ce49">
            <text:p>24,3%</text:p>
          </table:table-cell>
          <table:table-cell office:value-type="float" office:value="2682" table:style-name="ce7">
            <text:p>2.682</text:p>
          </table:table-cell>
          <table:table-cell office:value-type="percentage" office:value="0.13498414615733051" table:style-name="ce49">
            <text:p>13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3776" table:style-name="ce7">
            <text:p>223.776</text:p>
          </table:table-cell>
          <table:table-cell office:value-type="percentage" office:value="0.91403176989090074" table:style-name="ce49">
            <text:p>91,4%</text:p>
          </table:table-cell>
          <table:table-cell office:value-type="float" office:value="198198" table:style-name="ce7">
            <text:p>198.198</text:p>
          </table:table-cell>
          <table:table-cell office:value-type="percentage" office:value="0.87929336397433966" table:style-name="ce49">
            <text:p>87,9%</text:p>
          </table:table-cell>
          <table:table-cell office:value-type="float" office:value="241923" table:style-name="ce7">
            <text:p>241.923</text:p>
          </table:table-cell>
          <table:table-cell office:value-type="percentage" office:value="0.74613244673632784" table:style-name="ce49">
            <text:p>74,6%</text:p>
          </table:table-cell>
          <table:table-cell office:value-type="float" office:value="186055" table:style-name="ce7">
            <text:p>186.055</text:p>
          </table:table-cell>
          <table:table-cell office:value-type="percentage" office:value="0.57806907436866173" table:style-name="ce49">
            <text:p>57,8%</text:p>
          </table:table-cell>
          <table:table-cell office:value-type="float" office:value="80485" table:style-name="ce7">
            <text:p>80.485</text:p>
          </table:table-cell>
          <table:table-cell office:value-type="percentage" office:value="0.34488447430667446" table:style-name="ce49">
            <text:p>34,5%</text:p>
          </table:table-cell>
          <table:table-cell office:value-type="float" office:value="47179" table:style-name="ce7">
            <text:p>47.179</text:p>
          </table:table-cell>
          <table:table-cell office:value-type="percentage" office:value="0.24650842002413931" table:style-name="ce49">
            <text:p>24,7%</text:p>
          </table:table-cell>
          <table:table-cell office:value-type="float" office:value="4781" table:style-name="ce7">
            <text:p>4.781</text:p>
          </table:table-cell>
          <table:table-cell office:value-type="percentage" office:value="0.1171612713505036" table:style-name="ce49">
            <text:p>11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054" table:style-name="ce7">
            <text:p>92.054</text:p>
          </table:table-cell>
          <table:table-cell office:value-type="percentage" office:value="0.93567929092720215" table:style-name="ce49">
            <text:p>93,6%</text:p>
          </table:table-cell>
          <table:table-cell office:value-type="float" office:value="75508" table:style-name="ce7">
            <text:p>75.508</text:p>
          </table:table-cell>
          <table:table-cell office:value-type="percentage" office:value="0.97846313334197232" table:style-name="ce49">
            <text:p>97,8%</text:p>
          </table:table-cell>
          <table:table-cell office:value-type="float" office:value="71326" table:style-name="ce7">
            <text:p>71.326</text:p>
          </table:table-cell>
          <table:table-cell office:value-type="percentage" office:value="0.83811381502414717" table:style-name="ce49">
            <text:p>83,8%</text:p>
          </table:table-cell>
          <table:table-cell office:value-type="float" office:value="61101" table:style-name="ce7">
            <text:p>61.101</text:p>
          </table:table-cell>
          <table:table-cell office:value-type="percentage" office:value="0.68426769995744396" table:style-name="ce49">
            <text:p>68,4%</text:p>
          </table:table-cell>
          <table:table-cell office:value-type="float" office:value="30533" table:style-name="ce7">
            <text:p>30.533</text:p>
          </table:table-cell>
          <table:table-cell office:value-type="percentage" office:value="0.53857687151626332" table:style-name="ce49">
            <text:p>53,9%</text:p>
          </table:table-cell>
          <table:table-cell office:value-type="float" office:value="19024" table:style-name="ce7">
            <text:p>19.024</text:p>
          </table:table-cell>
          <table:table-cell office:value-type="percentage" office:value="0.43924176306250146" table:style-name="ce49">
            <text:p>43,9%</text:p>
          </table:table-cell>
          <table:table-cell office:value-type="float" office:value="2507" table:style-name="ce7">
            <text:p>2.507</text:p>
          </table:table-cell>
          <table:table-cell office:value-type="percentage" office:value="0.25279822526973883" table:style-name="ce49">
            <text:p>25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098" table:style-name="ce7">
            <text:p>445.098</text:p>
          </table:table-cell>
          <table:table-cell office:value-type="percentage" office:value="0.92942129639296889" table:style-name="ce49">
            <text:p>92,9%</text:p>
          </table:table-cell>
          <table:table-cell office:value-type="float" office:value="295044" table:style-name="ce7">
            <text:p>295.044</text:p>
          </table:table-cell>
          <table:table-cell office:value-type="percentage" office:value="0.91109923942278892" table:style-name="ce49">
            <text:p>91,1%</text:p>
          </table:table-cell>
          <table:table-cell office:value-type="float" office:value="299141" table:style-name="ce7">
            <text:p>299.141</text:p>
          </table:table-cell>
          <table:table-cell office:value-type="percentage" office:value="0.84183021618366327" table:style-name="ce49">
            <text:p>84,2%</text:p>
          </table:table-cell>
          <table:table-cell office:value-type="float" office:value="224558" table:style-name="ce7">
            <text:p>224.558</text:p>
          </table:table-cell>
          <table:table-cell office:value-type="percentage" office:value="0.69361758646358751" table:style-name="ce49">
            <text:p>69,4%</text:p>
          </table:table-cell>
          <table:table-cell office:value-type="float" office:value="118493" table:style-name="ce7">
            <text:p>118.493</text:p>
          </table:table-cell>
          <table:table-cell office:value-type="percentage" office:value="0.54856346582965287" table:style-name="ce49">
            <text:p>54,9%</text:p>
          </table:table-cell>
          <table:table-cell office:value-type="float" office:value="88579" table:style-name="ce7">
            <text:p>88.579</text:p>
          </table:table-cell>
          <table:table-cell office:value-type="percentage" office:value="0.49758171880529606" table:style-name="ce49">
            <text:p>49,8%</text:p>
          </table:table-cell>
          <table:table-cell office:value-type="float" office:value="10515" table:style-name="ce7">
            <text:p>10.515</text:p>
          </table:table-cell>
          <table:table-cell office:value-type="percentage" office:value="0.282782917383821" table:style-name="ce49">
            <text:p>28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005" table:style-name="ce7">
            <text:p>274.005</text:p>
          </table:table-cell>
          <table:table-cell office:value-type="percentage" office:value="0.92823580824488716" table:style-name="ce49">
            <text:p>92,8%</text:p>
          </table:table-cell>
          <table:table-cell office:value-type="float" office:value="208759" table:style-name="ce7">
            <text:p>208.759</text:p>
          </table:table-cell>
          <table:table-cell office:value-type="percentage" office:value="0.93690786609639298" table:style-name="ce49">
            <text:p>93,7%</text:p>
          </table:table-cell>
          <table:table-cell office:value-type="float" office:value="225573" table:style-name="ce7">
            <text:p>225.573</text:p>
          </table:table-cell>
          <table:table-cell office:value-type="percentage" office:value="0.7870491196974243" table:style-name="ce49">
            <text:p>78,7%</text:p>
          </table:table-cell>
          <table:table-cell office:value-type="float" office:value="179676" table:style-name="ce7">
            <text:p>179.676</text:p>
          </table:table-cell>
          <table:table-cell office:value-type="percentage" office:value="0.62586996049909083" table:style-name="ce49">
            <text:p>62,6%</text:p>
          </table:table-cell>
          <table:table-cell office:value-type="float" office:value="93514" table:style-name="ce7">
            <text:p>93.514</text:p>
          </table:table-cell>
          <table:table-cell office:value-type="percentage" office:value="0.45268788575577878" table:style-name="ce49">
            <text:p>45,3%</text:p>
          </table:table-cell>
          <table:table-cell office:value-type="float" office:value="66507" table:style-name="ce7">
            <text:p>66.507</text:p>
          </table:table-cell>
          <table:table-cell office:value-type="percentage" office:value="0.38203531587835898" table:style-name="ce49">
            <text:p>38,2%</text:p>
          </table:table-cell>
          <table:table-cell office:value-type="float" office:value="8824" table:style-name="ce7">
            <text:p>8.824</text:p>
          </table:table-cell>
          <table:table-cell office:value-type="percentage" office:value="0.23994561522773625" table:style-name="ce49">
            <text:p>24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4755" table:style-name="ce7">
            <text:p>974.755</text:p>
          </table:table-cell>
          <table:table-cell office:value-type="percentage" office:value="0.90753057982969521" table:style-name="ce49">
            <text:p>90,8%</text:p>
          </table:table-cell>
          <table:table-cell office:value-type="float" office:value="726102" table:style-name="ce7">
            <text:p>726.102</text:p>
          </table:table-cell>
          <table:table-cell office:value-type="percentage" office:value="0.90527265949448998" table:style-name="ce49">
            <text:p>90,5%</text:p>
          </table:table-cell>
          <table:table-cell office:value-type="float" office:value="767754" table:style-name="ce7">
            <text:p>767.754</text:p>
          </table:table-cell>
          <table:table-cell office:value-type="percentage" office:value="0.73857511301030199" table:style-name="ce49">
            <text:p>73,9%</text:p>
          </table:table-cell>
          <table:table-cell office:value-type="float" office:value="653672" table:style-name="ce7">
            <text:p>653.672</text:p>
          </table:table-cell>
          <table:table-cell office:value-type="percentage" office:value="0.56575483080289213" table:style-name="ce49">
            <text:p>56,6%</text:p>
          </table:table-cell>
          <table:table-cell office:value-type="float" office:value="324533" table:style-name="ce7">
            <text:p>324.533</text:p>
          </table:table-cell>
          <table:table-cell office:value-type="percentage" office:value="0.39668044619262166" table:style-name="ce49">
            <text:p>39,7%</text:p>
          </table:table-cell>
          <table:table-cell office:value-type="float" office:value="211686" table:style-name="ce7">
            <text:p>211.686</text:p>
          </table:table-cell>
          <table:table-cell office:value-type="percentage" office:value="0.31001228708128364" table:style-name="ce49">
            <text:p>31,0%</text:p>
          </table:table-cell>
          <table:table-cell office:value-type="float" office:value="24604" table:style-name="ce7">
            <text:p>24.604</text:p>
          </table:table-cell>
          <table:table-cell office:value-type="percentage" office:value="0.17365527268620795" table:style-name="ce49">
            <text:p>17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2466" table:style-name="ce7">
            <text:p>682.466</text:p>
          </table:table-cell>
          <table:table-cell office:value-type="percentage" office:value="0.93356515173070398" table:style-name="ce49">
            <text:p>93,4%</text:p>
          </table:table-cell>
          <table:table-cell office:value-type="float" office:value="549278" table:style-name="ce7">
            <text:p>549.278</text:p>
          </table:table-cell>
          <table:table-cell office:value-type="percentage" office:value="0.94787922295985549" table:style-name="ce49">
            <text:p>94,8%</text:p>
          </table:table-cell>
          <table:table-cell office:value-type="float" office:value="590934" table:style-name="ce7">
            <text:p>590.934</text:p>
          </table:table-cell>
          <table:table-cell office:value-type="percentage" office:value="0.80577440705560877" table:style-name="ce49">
            <text:p>80,6%</text:p>
          </table:table-cell>
          <table:table-cell office:value-type="float" office:value="507388" table:style-name="ce7">
            <text:p>507.388</text:p>
          </table:table-cell>
          <table:table-cell office:value-type="percentage" office:value="0.65948417603470888" table:style-name="ce49">
            <text:p>65,9%</text:p>
          </table:table-cell>
          <table:table-cell office:value-type="float" office:value="274734" table:style-name="ce7">
            <text:p>274.734</text:p>
          </table:table-cell>
          <table:table-cell office:value-type="percentage" office:value="0.5186645144847507" table:style-name="ce49">
            <text:p>51,9%</text:p>
          </table:table-cell>
          <table:table-cell office:value-type="float" office:value="209306" table:style-name="ce7">
            <text:p>209.306</text:p>
          </table:table-cell>
          <table:table-cell office:value-type="percentage" office:value="0.46889855682851755" table:style-name="ce49">
            <text:p>46,9%</text:p>
          </table:table-cell>
          <table:table-cell office:value-type="float" office:value="42438" table:style-name="ce7">
            <text:p>42.438</text:p>
          </table:table-cell>
          <table:table-cell office:value-type="percentage" office:value="0.4450947076961802" table:style-name="ce49">
            <text:p>44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777" table:style-name="ce7">
            <text:p>154.777</text:p>
          </table:table-cell>
          <table:table-cell office:value-type="percentage" office:value="0.89237962904239432" table:style-name="ce49">
            <text:p>89,2%</text:p>
          </table:table-cell>
          <table:table-cell office:value-type="float" office:value="126642" table:style-name="ce7">
            <text:p>126.642</text:p>
          </table:table-cell>
          <table:table-cell office:value-type="percentage" office:value="0.9532132050760963" table:style-name="ce49">
            <text:p>95,3%</text:p>
          </table:table-cell>
          <table:table-cell office:value-type="float" office:value="132386" table:style-name="ce7">
            <text:p>132.386</text:p>
          </table:table-cell>
          <table:table-cell office:value-type="percentage" office:value="0.81936733696022179" table:style-name="ce49">
            <text:p>81,9%</text:p>
          </table:table-cell>
          <table:table-cell office:value-type="float" office:value="101688" table:style-name="ce7">
            <text:p>101.688</text:p>
          </table:table-cell>
          <table:table-cell office:value-type="percentage" office:value="0.69568310870903738" table:style-name="ce49">
            <text:p>69,6%</text:p>
          </table:table-cell>
          <table:table-cell office:value-type="float" office:value="66847" table:style-name="ce7">
            <text:p>66.847</text:p>
          </table:table-cell>
          <table:table-cell office:value-type="percentage" office:value="0.59016147401318986" table:style-name="ce49">
            <text:p>59,0%</text:p>
          </table:table-cell>
          <table:table-cell office:value-type="float" office:value="44967" table:style-name="ce7">
            <text:p>44.967</text:p>
          </table:table-cell>
          <table:table-cell office:value-type="percentage" office:value="0.48105910671302488" table:style-name="ce49">
            <text:p>48,1%</text:p>
          </table:table-cell>
          <table:table-cell office:value-type="float" office:value="4755" table:style-name="ce7">
            <text:p>4.755</text:p>
          </table:table-cell>
          <table:table-cell office:value-type="percentage" office:value="0.24745004163197334" table:style-name="ce49">
            <text:p>24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055" table:style-name="ce7">
            <text:p>507.055</text:p>
          </table:table-cell>
          <table:table-cell office:value-type="percentage" office:value="0.95091593089635207" table:style-name="ce49">
            <text:p>95,1%</text:p>
          </table:table-cell>
          <table:table-cell office:value-type="float" office:value="336826" table:style-name="ce7">
            <text:p>336.826</text:p>
          </table:table-cell>
          <table:table-cell office:value-type="percentage" office:value="0.96760997526579928" table:style-name="ce49">
            <text:p>96,8%</text:p>
          </table:table-cell>
          <table:table-cell office:value-type="float" office:value="375278" table:style-name="ce7">
            <text:p>375.278</text:p>
          </table:table-cell>
          <table:table-cell office:value-type="percentage" office:value="0.95509784409588694" table:style-name="ce49">
            <text:p>95,5%</text:p>
          </table:table-cell>
          <table:table-cell office:value-type="float" office:value="379126" table:style-name="ce7">
            <text:p>379.126</text:p>
          </table:table-cell>
          <table:table-cell office:value-type="percentage" office:value="0.92190934733975294" table:style-name="ce49">
            <text:p>92,2%</text:p>
          </table:table-cell>
          <table:table-cell office:value-type="float" office:value="190020" table:style-name="ce7">
            <text:p>190.020</text:p>
          </table:table-cell>
          <table:table-cell office:value-type="percentage" office:value="0.71107818043019444" table:style-name="ce49">
            <text:p>71,1%</text:p>
          </table:table-cell>
          <table:table-cell office:value-type="float" office:value="133533" table:style-name="ce7">
            <text:p>133.533</text:p>
          </table:table-cell>
          <table:table-cell office:value-type="percentage" office:value="0.65991756775456145" table:style-name="ce49">
            <text:p>66,0%</text:p>
          </table:table-cell>
          <table:table-cell office:value-type="float" office:value="17178" table:style-name="ce7">
            <text:p>17.178</text:p>
          </table:table-cell>
          <table:table-cell office:value-type="percentage" office:value="0.4121104527025406" table:style-name="ce49">
            <text:p>41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771" table:style-name="ce7">
            <text:p>45.771</text:p>
          </table:table-cell>
          <table:table-cell office:value-type="percentage" office:value="0.81994554118447927" table:style-name="ce49">
            <text:p>82,0%</text:p>
          </table:table-cell>
          <table:table-cell office:value-type="float" office:value="36156" table:style-name="ce7">
            <text:p>36.156</text:p>
          </table:table-cell>
          <table:table-cell office:value-type="percentage" office:value="0.91093698823410851" table:style-name="ce49">
            <text:p>91,1%</text:p>
          </table:table-cell>
          <table:table-cell office:value-type="float" office:value="34321" table:style-name="ce7">
            <text:p>34.321</text:p>
          </table:table-cell>
          <table:table-cell office:value-type="percentage" office:value="0.74161066574472223" table:style-name="ce49">
            <text:p>74,2%</text:p>
          </table:table-cell>
          <table:table-cell office:value-type="float" office:value="29680" table:style-name="ce7">
            <text:p>29.680</text:p>
          </table:table-cell>
          <table:table-cell office:value-type="percentage" office:value="0.61063676576483905" table:style-name="ce49">
            <text:p>61,1%</text:p>
          </table:table-cell>
          <table:table-cell office:value-type="float" office:value="14334" table:style-name="ce7">
            <text:p>14.334</text:p>
          </table:table-cell>
          <table:table-cell office:value-type="percentage" office:value="0.44242106237846845" table:style-name="ce49">
            <text:p>44,2%</text:p>
          </table:table-cell>
          <table:table-cell office:value-type="float" office:value="8353" table:style-name="ce7">
            <text:p>8.353</text:p>
          </table:table-cell>
          <table:table-cell office:value-type="percentage" office:value="0.32874178440709984" table:style-name="ce49">
            <text:p>32,9%</text:p>
          </table:table-cell>
          <table:table-cell office:value-type="float" office:value="968" table:style-name="ce7">
            <text:p>968</text:p>
          </table:table-cell>
          <table:table-cell office:value-type="percentage" office:value="0.17488708220415539" table:style-name="ce49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8326" table:style-name="ce7">
            <text:p>828.326</text:p>
          </table:table-cell>
          <table:table-cell office:value-type="percentage" office:value="0.93823348515104943" table:style-name="ce49">
            <text:p>93,8%</text:p>
          </table:table-cell>
          <table:table-cell office:value-type="float" office:value="611890" table:style-name="ce7">
            <text:p>611.890</text:p>
          </table:table-cell>
          <table:table-cell office:value-type="percentage" office:value="0.88610619545919267" table:style-name="ce49">
            <text:p>88,6%</text:p>
          </table:table-cell>
          <table:table-cell office:value-type="float" office:value="680942" table:style-name="ce7">
            <text:p>680.942</text:p>
          </table:table-cell>
          <table:table-cell office:value-type="percentage" office:value="0.70907157859441916" table:style-name="ce49">
            <text:p>70,9%</text:p>
          </table:table-cell>
          <table:table-cell office:value-type="float" office:value="569377" table:style-name="ce7">
            <text:p>569.377</text:p>
          </table:table-cell>
          <table:table-cell office:value-type="percentage" office:value="0.54180714350285708" table:style-name="ce49">
            <text:p>54,2%</text:p>
          </table:table-cell>
          <table:table-cell office:value-type="float" office:value="312068" table:style-name="ce7">
            <text:p>312.068</text:p>
          </table:table-cell>
          <table:table-cell office:value-type="percentage" office:value="0.40489347264515574" table:style-name="ce49">
            <text:p>40,5%</text:p>
          </table:table-cell>
          <table:table-cell office:value-type="float" office:value="215114" table:style-name="ce7">
            <text:p>215.114</text:p>
          </table:table-cell>
          <table:table-cell office:value-type="percentage" office:value="0.34361996284481561" table:style-name="ce49">
            <text:p>34,4%</text:p>
          </table:table-cell>
          <table:table-cell office:value-type="float" office:value="21311" table:style-name="ce7">
            <text:p>21.311</text:p>
          </table:table-cell>
          <table:table-cell office:value-type="percentage" office:value="0.17486092193576974" table:style-name="ce49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0972" table:style-name="ce7">
            <text:p>160.972</text:p>
          </table:table-cell>
          <table:table-cell office:value-type="percentage" office:value="0.87452938332237717" table:style-name="ce49">
            <text:p>87,5%</text:p>
          </table:table-cell>
          <table:table-cell office:value-type="float" office:value="132512" table:style-name="ce7">
            <text:p>132.512</text:p>
          </table:table-cell>
          <table:table-cell office:value-type="percentage" office:value="0.8619619730311644" table:style-name="ce49">
            <text:p>86,2%</text:p>
          </table:table-cell>
          <table:table-cell office:value-type="float" office:value="149532" table:style-name="ce7">
            <text:p>149.532</text:p>
          </table:table-cell>
          <table:table-cell office:value-type="percentage" office:value="0.70646930705231481" table:style-name="ce49">
            <text:p>70,6%</text:p>
          </table:table-cell>
          <table:table-cell office:value-type="float" office:value="126795" table:style-name="ce7">
            <text:p>126.795</text:p>
          </table:table-cell>
          <table:table-cell office:value-type="percentage" office:value="0.53873706215265382" table:style-name="ce49">
            <text:p>53,9%</text:p>
          </table:table-cell>
          <table:table-cell office:value-type="float" office:value="60120" table:style-name="ce7">
            <text:p>60.120</text:p>
          </table:table-cell>
          <table:table-cell office:value-type="percentage" office:value="0.35109644640406457" table:style-name="ce49">
            <text:p>35,1%</text:p>
          </table:table-cell>
          <table:table-cell office:value-type="float" office:value="44336" table:style-name="ce7">
            <text:p>44.336</text:p>
          </table:table-cell>
          <table:table-cell office:value-type="percentage" office:value="0.30567276136896387" table:style-name="ce49">
            <text:p>30,6%</text:p>
          </table:table-cell>
          <table:table-cell office:value-type="float" office:value="4745" table:style-name="ce7">
            <text:p>4.745</text:p>
          </table:table-cell>
          <table:table-cell office:value-type="percentage" office:value="0.15550748861141153" table:style-name="ce49">
            <text:p>15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108" table:style-name="ce7">
            <text:p>93.108</text:p>
          </table:table-cell>
          <table:table-cell office:value-type="percentage" office:value="0.94801148512432032" table:style-name="ce49">
            <text:p>94,8%</text:p>
          </table:table-cell>
          <table:table-cell office:value-type="float" office:value="70897" table:style-name="ce7">
            <text:p>70.897</text:p>
          </table:table-cell>
          <table:table-cell office:value-type="percentage" office:value="0.97679833565258123" table:style-name="ce49">
            <text:p>97,7%</text:p>
          </table:table-cell>
          <table:table-cell office:value-type="float" office:value="73045" table:style-name="ce7">
            <text:p>73.045</text:p>
          </table:table-cell>
          <table:table-cell office:value-type="percentage" office:value="0.7894367110496282" table:style-name="ce49">
            <text:p>78,9%</text:p>
          </table:table-cell>
          <table:table-cell office:value-type="float" office:value="59773" table:style-name="ce7">
            <text:p>59.773</text:p>
          </table:table-cell>
          <table:table-cell office:value-type="percentage" office:value="0.62039939385132747" table:style-name="ce49">
            <text:p>62,0%</text:p>
          </table:table-cell>
          <table:table-cell office:value-type="float" office:value="29255" table:style-name="ce7">
            <text:p>29.255</text:p>
          </table:table-cell>
          <table:table-cell office:value-type="percentage" office:value="0.44597396262081163" table:style-name="ce49">
            <text:p>44,6%</text:p>
          </table:table-cell>
          <table:table-cell office:value-type="float" office:value="21541" table:style-name="ce7">
            <text:p>21.541</text:p>
          </table:table-cell>
          <table:table-cell office:value-type="percentage" office:value="0.36389283059666194" table:style-name="ce49">
            <text:p>36,4%</text:p>
          </table:table-cell>
          <table:table-cell office:value-type="float" office:value="2586" table:style-name="ce7">
            <text:p>2.586</text:p>
          </table:table-cell>
          <table:table-cell office:value-type="percentage" office:value="0.19429000751314801" table:style-name="ce49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539" table:style-name="ce7">
            <text:p>343.539</text:p>
          </table:table-cell>
          <table:table-cell office:value-type="percentage" office:value="0.91134797868191864" table:style-name="ce49">
            <text:p>91,1%</text:p>
          </table:table-cell>
          <table:table-cell office:value-type="float" office:value="252068" table:style-name="ce7">
            <text:p>252.068</text:p>
          </table:table-cell>
          <table:table-cell office:value-type="percentage" office:value="0.90983183480178598" table:style-name="ce49">
            <text:p>91,0%</text:p>
          </table:table-cell>
          <table:table-cell office:value-type="float" office:value="256047" table:style-name="ce7">
            <text:p>256.047</text:p>
          </table:table-cell>
          <table:table-cell office:value-type="percentage" office:value="0.78529980064407301" table:style-name="ce49">
            <text:p>78,5%</text:p>
          </table:table-cell>
          <table:table-cell office:value-type="float" office:value="182684" table:style-name="ce7">
            <text:p>182.684</text:p>
          </table:table-cell>
          <table:table-cell office:value-type="percentage" office:value="0.56319982242391353" table:style-name="ce49">
            <text:p>56,3%</text:p>
          </table:table-cell>
          <table:table-cell office:value-type="float" office:value="76753" table:style-name="ce7">
            <text:p>76.753</text:p>
          </table:table-cell>
          <table:table-cell office:value-type="percentage" office:value="0.36678645499813628" table:style-name="ce49">
            <text:p>36,7%</text:p>
          </table:table-cell>
          <table:table-cell office:value-type="float" office:value="49440" table:style-name="ce7">
            <text:p>49.440</text:p>
          </table:table-cell>
          <table:table-cell office:value-type="percentage" office:value="0.28596382650139685" table:style-name="ce49">
            <text:p>28,6%</text:p>
          </table:table-cell>
          <table:table-cell office:value-type="float" office:value="7565" table:style-name="ce7">
            <text:p>7.565</text:p>
          </table:table-cell>
          <table:table-cell office:value-type="percentage" office:value="0.19740103854082405" table:style-name="ce49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22" table:style-name="ce7">
            <text:p>5.522</text:p>
          </table:table-cell>
          <table:table-cell office:value-type="percentage" office:value="0.87943940117853159" table:style-name="ce49">
            <text:p>87,9%</text:p>
          </table:table-cell>
          <table:table-cell office:value-type="float" office:value="6865" table:style-name="ce7">
            <text:p>6.865</text:p>
          </table:table-cell>
          <table:table-cell office:value-type="percentage" office:value="0.9010368814805092" table:style-name="ce49">
            <text:p>90,1%</text:p>
          </table:table-cell>
          <table:table-cell office:value-type="float" office:value="8028" table:style-name="ce7">
            <text:p>8.028</text:p>
          </table:table-cell>
          <table:table-cell office:value-type="percentage" office:value="0.75943619335919021" table:style-name="ce49">
            <text:p>75,9%</text:p>
          </table:table-cell>
          <table:table-cell office:value-type="float" office:value="7082" table:style-name="ce7">
            <text:p>7.082</text:p>
          </table:table-cell>
          <table:table-cell office:value-type="percentage" office:value="0.63738637386373864" table:style-name="ce49">
            <text:p>63,7%</text:p>
          </table:table-cell>
          <table:table-cell office:value-type="float" office:value="4265" table:style-name="ce7">
            <text:p>4.265</text:p>
          </table:table-cell>
          <table:table-cell office:value-type="percentage" office:value="0.46479947689625106" table:style-name="ce49">
            <text:p>46,5%</text:p>
          </table:table-cell>
          <table:table-cell office:value-type="float" office:value="2895" table:style-name="ce7">
            <text:p>2.895</text:p>
          </table:table-cell>
          <table:table-cell office:value-type="percentage" office:value="0.32378928531484175" table:style-name="ce49">
            <text:p>32,4%</text:p>
          </table:table-cell>
          <table:table-cell office:value-type="float" office:value="384" table:style-name="ce7">
            <text:p>384</text:p>
          </table:table-cell>
          <table:table-cell office:value-type="percentage" office:value="0.1702127659574468" table:style-name="ce49">
            <text:p>17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23" table:style-name="ce7">
            <text:p>4.223</text:p>
          </table:table-cell>
          <table:table-cell office:value-type="percentage" office:value="0.77987072945521696" table:style-name="ce49">
            <text:p>78,0%</text:p>
          </table:table-cell>
          <table:table-cell office:value-type="float" office:value="5208" table:style-name="ce7">
            <text:p>5.208</text:p>
          </table:table-cell>
          <table:table-cell office:value-type="percentage" office:value="0.70406921725023663" table:style-name="ce49">
            <text:p>70,4%</text:p>
          </table:table-cell>
          <table:table-cell office:value-type="float" office:value="6441" table:style-name="ce7">
            <text:p>6.441</text:p>
          </table:table-cell>
          <table:table-cell office:value-type="percentage" office:value="0.64185351270553059" table:style-name="ce49">
            <text:p>64,2%</text:p>
          </table:table-cell>
          <table:table-cell office:value-type="float" office:value="5632" table:style-name="ce7">
            <text:p>5.632</text:p>
          </table:table-cell>
          <table:table-cell office:value-type="percentage" office:value="0.53658536585365857" table:style-name="ce49">
            <text:p>53,7%</text:p>
          </table:table-cell>
          <table:table-cell office:value-type="float" office:value="2961" table:style-name="ce7">
            <text:p>2.961</text:p>
          </table:table-cell>
          <table:table-cell office:value-type="percentage" office:value="0.3286348501664817" table:style-name="ce49">
            <text:p>32,9%</text:p>
          </table:table-cell>
          <table:table-cell office:value-type="float" office:value="2231" table:style-name="ce7">
            <text:p>2.231</text:p>
          </table:table-cell>
          <table:table-cell office:value-type="percentage" office:value="0.2386862094789772" table:style-name="ce49">
            <text:p>23,9%</text:p>
          </table:table-cell>
          <table:table-cell office:value-type="float" office:value="443" table:style-name="ce7">
            <text:p>443</text:p>
          </table:table-cell>
          <table:table-cell office:value-type="percentage" office:value="0.19144338807260156" table:style-name="ce49">
            <text:p>19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0" table:style-name="ce7">
            <text:p>2.350</text:p>
          </table:table-cell>
          <table:table-cell office:value-type="percentage" office:value="0.6202164159408815" table:style-name="ce49">
            <text:p>62,0%</text:p>
          </table:table-cell>
          <table:table-cell office:value-type="float" office:value="7130" table:style-name="ce7">
            <text:p>7.130</text:p>
          </table:table-cell>
          <table:table-cell office:value-type="percentage" office:value="0.70952333565528913" table:style-name="ce49">
            <text:p>71,0%</text:p>
          </table:table-cell>
          <table:table-cell office:value-type="float" office:value="14630" table:style-name="ce7">
            <text:p>14.630</text:p>
          </table:table-cell>
          <table:table-cell office:value-type="percentage" office:value="0.62873350810090678" table:style-name="ce49">
            <text:p>62,9%</text:p>
          </table:table-cell>
          <table:table-cell office:value-type="float" office:value="14236" table:style-name="ce7">
            <text:p>14.236</text:p>
          </table:table-cell>
          <table:table-cell office:value-type="percentage" office:value="0.43063706213322039" table:style-name="ce49">
            <text:p>43,1%</text:p>
          </table:table-cell>
          <table:table-cell office:value-type="float" office:value="9935" table:style-name="ce7">
            <text:p>9.935</text:p>
          </table:table-cell>
          <table:table-cell office:value-type="percentage" office:value="0.39851584436421983" table:style-name="ce49">
            <text:p>39,9%</text:p>
          </table:table-cell>
          <table:table-cell office:value-type="float" office:value="178" table:style-name="ce7">
            <text:p>178</text:p>
          </table:table-cell>
          <table:table-cell office:value-type="percentage" office:value="0.13474640423921272" table:style-name="ce49">
            <text:p>13,5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6" table:style-name="ce7">
            <text:p>76</text:p>
          </table:table-cell>
          <table:table-cell office:value-type="percentage" office:value="0.93827160493827155" table:style-name="ce52">
            <text:p>93,8%</text:p>
          </table:table-cell>
          <table:table-cell office:value-type="float" office:value="291" table:style-name="ce7">
            <text:p>291</text:p>
          </table:table-cell>
          <table:table-cell office:value-type="percentage" office:value="0.92380952380952386" table:style-name="ce52">
            <text:p>92,4%</text:p>
          </table:table-cell>
          <table:table-cell office:value-type="float" office:value="651" table:style-name="ce7">
            <text:p>651</text:p>
          </table:table-cell>
          <table:table-cell office:value-type="percentage" office:value="0.68598524762908319" table:style-name="ce52">
            <text:p>68,6%</text:p>
          </table:table-cell>
          <table:table-cell office:value-type="float" office:value="848" table:style-name="ce7">
            <text:p>848</text:p>
          </table:table-cell>
          <table:table-cell office:value-type="percentage" office:value="0.42168075584286424" table:style-name="ce52">
            <text:p>42,2%</text:p>
          </table:table-cell>
          <table:table-cell office:value-type="float" office:value="1053" table:style-name="ce7">
            <text:p>1.053</text:p>
          </table:table-cell>
          <table:table-cell office:value-type="percentage" office:value="0.4225521669341894" table:style-name="ce52">
            <text:p>42,3%</text:p>
          </table:table-cell>
          <table:table-cell office:value-type="float" office:value="831" table:style-name="ce7">
            <text:p>831</text:p>
          </table:table-cell>
          <table:table-cell office:value-type="percentage" office:value="0.37910583941605841" table:style-name="ce52">
            <text:p>37,9%</text:p>
          </table:table-cell>
          <table:table-cell office:value-type="float" office:value="19" table:style-name="ce7">
            <text:p>19</text:p>
          </table:table-cell>
          <table:table-cell office:value-type="percentage" office:value="0.10982658959537572" table:style-name="ce52">
            <text:p>1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6889" table:style-name="ce66">
            <text:p>6.346.889</text:p>
          </table:table-cell>
          <table:table-cell office:value-type="percentage" office:value="0.92292691169323915" table:style-name="ce67">
            <text:p>92,29%</text:p>
          </table:table-cell>
          <table:table-cell office:value-type="float" office:value="4889071" table:style-name="ce66">
            <text:p>4.889.071</text:p>
          </table:table-cell>
          <table:table-cell office:value-type="percentage" office:value="0.91978064048838537" table:style-name="ce67">
            <text:p>91,98%</text:p>
          </table:table-cell>
          <table:table-cell office:value-type="float" office:value="5190704" table:style-name="ce66">
            <text:p>5.190.704</text:p>
          </table:table-cell>
          <table:table-cell office:value-type="percentage" office:value="0.7671580295255187" table:style-name="ce67">
            <text:p>76,72%</text:p>
          </table:table-cell>
          <table:table-cell office:value-type="float" office:value="4312689" table:style-name="ce66">
            <text:p>4.312.689</text:p>
          </table:table-cell>
          <table:table-cell office:value-type="percentage" office:value="0.60826089998076216" table:style-name="ce67">
            <text:p>60,83%</text:p>
          </table:table-cell>
          <table:table-cell office:value-type="float" office:value="2236222" table:style-name="ce66">
            <text:p>2.236.222</text:p>
          </table:table-cell>
          <table:table-cell office:value-type="percentage" office:value="0.44264873233119112" table:style-name="ce67">
            <text:p>44,26%</text:p>
          </table:table-cell>
          <table:table-cell office:value-type="float" office:value="1559236" table:style-name="ce66">
            <text:p>1.559.236</text:p>
          </table:table-cell>
          <table:table-cell office:value-type="percentage" office:value="0.37503117771550387" table:style-name="ce67">
            <text:p>37,50%</text:p>
          </table:table-cell>
          <table:table-cell office:value-type="float" office:value="205796" table:style-name="ce66">
            <text:p>205.796</text:p>
          </table:table-cell>
          <table:table-cell office:value-type="percentage" office:value="0.23872307353231176" table:style-name="ce67">
            <text:p>23,87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3562" table:style-name="ce8">
            <text:p>443.562</text:p>
          </table:table-cell>
          <table:table-cell office:value-type="percentage" office:value="0.60905839140434592" table:style-name="ce77">
            <text:p>60,9%</text:p>
          </table:table-cell>
          <table:table-cell office:value-type="float" office:value="342414" table:style-name="ce8">
            <text:p>342.414</text:p>
          </table:table-cell>
          <table:table-cell office:value-type="percentage" office:value="0.47017129518382478" table:style-name="ce77">
            <text:p>47,0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158" table:style-name="ce8">
            <text:p>54.158</text:p>
          </table:table-cell>
          <table:table-cell office:value-type="percentage" office:value="0.52195451040863527" table:style-name="ce77">
            <text:p>52,2%</text:p>
          </table:table-cell>
          <table:table-cell office:value-type="float" office:value="41646" table:style-name="ce8">
            <text:p>41.646</text:p>
          </table:table-cell>
          <table:table-cell office:value-type="percentage" office:value="0.40136854279105627" table:style-name="ce77">
            <text:p>40,1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078" table:style-name="ce8">
            <text:p>43.078</text:p>
          </table:table-cell>
          <table:table-cell office:value-type="percentage" office:value="0.69280625291497133" table:style-name="ce77">
            <text:p>69,3%</text:p>
          </table:table-cell>
          <table:table-cell office:value-type="float" office:value="36158" table:style-name="ce8">
            <text:p>36.158</text:p>
          </table:table-cell>
          <table:table-cell office:value-type="percentage" office:value="0.58151465929011403" table:style-name="ce77">
            <text:p>58,2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474" table:style-name="ce8">
            <text:p>33.474</text:p>
          </table:table-cell>
          <table:table-cell office:value-type="percentage" office:value="0.34219296272822064" table:style-name="ce77">
            <text:p>34,2%</text:p>
          </table:table-cell>
          <table:table-cell office:value-type="float" office:value="25350" table:style-name="ce8">
            <text:p>25.350</text:p>
          </table:table-cell>
          <table:table-cell office:value-type="percentage" office:value="0.25914415980045391" table:style-name="ce77">
            <text:p>25,9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9893" table:style-name="ce8">
            <text:p>79.893</text:p>
          </table:table-cell>
          <table:table-cell office:value-type="percentage" office:value="0.51179341977143444" table:style-name="ce77">
            <text:p>51,2%</text:p>
          </table:table-cell>
          <table:table-cell office:value-type="float" office:value="58739" table:style-name="ce8">
            <text:p>58.739</text:p>
          </table:table-cell>
          <table:table-cell office:value-type="percentage" office:value="0.37628119715061753" table:style-name="ce77">
            <text:p>37,6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738" table:style-name="ce8">
            <text:p>25.738</text:p>
          </table:table-cell>
          <table:table-cell office:value-type="percentage" office:value="0.59952016025715682" table:style-name="ce77">
            <text:p>60,0%</text:p>
          </table:table-cell>
          <table:table-cell office:value-type="float" office:value="22650" table:style-name="ce8">
            <text:p>22.650</text:p>
          </table:table-cell>
          <table:table-cell office:value-type="percentage" office:value="0.52759078521348213" table:style-name="ce77">
            <text:p>52,8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3688" table:style-name="ce8">
            <text:p>103.688</text:p>
          </table:table-cell>
          <table:table-cell office:value-type="percentage" office:value="0.65316509918297672" table:style-name="ce77">
            <text:p>65,3%</text:p>
          </table:table-cell>
          <table:table-cell office:value-type="float" office:value="89636" table:style-name="ce8">
            <text:p>89.636</text:p>
          </table:table-cell>
          <table:table-cell office:value-type="percentage" office:value="0.56464689096486864" table:style-name="ce77">
            <text:p>56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3661" table:style-name="ce8">
            <text:p>103.661</text:p>
          </table:table-cell>
          <table:table-cell office:value-type="percentage" office:value="0.6050511889613952" table:style-name="ce77">
            <text:p>60,5%</text:p>
          </table:table-cell>
          <table:table-cell office:value-type="float" office:value="83010" table:style-name="ce8">
            <text:p>83.010</text:p>
          </table:table-cell>
          <table:table-cell office:value-type="percentage" office:value="0.48451490141601389" table:style-name="ce77">
            <text:p>48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6277" table:style-name="ce8">
            <text:p>256.277</text:p>
          </table:table-cell>
          <table:table-cell office:value-type="percentage" office:value="0.39539034994337835" table:style-name="ce77">
            <text:p>39,5%</text:p>
          </table:table-cell>
          <table:table-cell office:value-type="float" office:value="191126" table:style-name="ce8">
            <text:p>191.126</text:p>
          </table:table-cell>
          <table:table-cell office:value-type="percentage" office:value="0.29487381241109478" table:style-name="ce77">
            <text:p>29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9004" table:style-name="ce8">
            <text:p>259.004</text:p>
          </table:table-cell>
          <table:table-cell office:value-type="percentage" office:value="0.63134134807577924" table:style-name="ce77">
            <text:p>63,1%</text:p>
          </table:table-cell>
          <table:table-cell office:value-type="float" office:value="186495" table:style-name="ce8">
            <text:p>186.495</text:p>
          </table:table-cell>
          <table:table-cell office:value-type="percentage" office:value="0.45459531400824876" table:style-name="ce77">
            <text:p>45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9270" table:style-name="ce8">
            <text:p>59.270</text:p>
          </table:table-cell>
          <table:table-cell office:value-type="percentage" office:value="0.75423437639184043" table:style-name="ce77">
            <text:p>75,4%</text:p>
          </table:table-cell>
          <table:table-cell office:value-type="float" office:value="48213" table:style-name="ce8">
            <text:p>48.213</text:p>
          </table:table-cell>
          <table:table-cell office:value-type="percentage" office:value="0.61352964381609254" table:style-name="ce77">
            <text:p>61,4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5586" table:style-name="ce8">
            <text:p>135.586</text:p>
          </table:table-cell>
          <table:table-cell office:value-type="percentage" office:value="0.7635335657207859" table:style-name="ce77">
            <text:p>76,4%</text:p>
          </table:table-cell>
          <table:table-cell office:value-type="float" office:value="113704" table:style-name="ce8">
            <text:p>113.704</text:p>
          </table:table-cell>
          <table:table-cell office:value-type="percentage" office:value="0.64030814801466407" table:style-name="ce77">
            <text:p>64,0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772" table:style-name="ce8">
            <text:p>16.772</text:p>
          </table:table-cell>
          <table:table-cell office:value-type="percentage" office:value="0.6603929597984014" table:style-name="ce77">
            <text:p>66,0%</text:p>
          </table:table-cell>
          <table:table-cell office:value-type="float" office:value="14012" table:style-name="ce8">
            <text:p>14.012</text:p>
          </table:table-cell>
          <table:table-cell office:value-type="percentage" office:value="0.5517187069338898" table:style-name="ce77">
            <text:p>55,2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0487" table:style-name="ce8">
            <text:p>260.487</text:p>
          </table:table-cell>
          <table:table-cell office:value-type="percentage" office:value="0.45906859937436667" table:style-name="ce77">
            <text:p>45,9%</text:p>
          </table:table-cell>
          <table:table-cell office:value-type="float" office:value="212688" table:style-name="ce8">
            <text:p>212.688</text:p>
          </table:table-cell>
          <table:table-cell office:value-type="percentage" office:value="0.37483015376481471" table:style-name="ce77">
            <text:p>37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0810" table:style-name="ce8">
            <text:p>70.810</text:p>
          </table:table-cell>
          <table:table-cell office:value-type="percentage" office:value="0.50669777027220431" table:style-name="ce77">
            <text:p>50,7%</text:p>
          </table:table-cell>
          <table:table-cell office:value-type="float" office:value="48160" table:style-name="ce8">
            <text:p>48.160</text:p>
          </table:table-cell>
          <table:table-cell office:value-type="percentage" office:value="0.34462031656982567" table:style-name="ce77">
            <text:p>34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212" table:style-name="ce8">
            <text:p>29.212</text:p>
          </table:table-cell>
          <table:table-cell office:value-type="percentage" office:value="0.51765873367475324" table:style-name="ce77">
            <text:p>51,8%</text:p>
          </table:table-cell>
          <table:table-cell office:value-type="float" office:value="24970" table:style-name="ce8">
            <text:p>24.970</text:p>
          </table:table-cell>
          <table:table-cell office:value-type="percentage" office:value="0.44248728535733906" table:style-name="ce77">
            <text:p>44,2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5134" table:style-name="ce8">
            <text:p>85.134</text:p>
          </table:table-cell>
          <table:table-cell office:value-type="percentage" office:value="0.5002644290096252" table:style-name="ce77">
            <text:p>50,0%</text:p>
          </table:table-cell>
          <table:table-cell office:value-type="float" office:value="65364" table:style-name="ce8">
            <text:p>65.364</text:p>
          </table:table-cell>
          <table:table-cell office:value-type="percentage" office:value="0.38409195078094699" table:style-name="ce77">
            <text:p>38,4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79" table:style-name="ce8">
            <text:p>3.179</text:p>
          </table:table-cell>
          <table:table-cell office:value-type="percentage" office:value="0.34550592326920987" table:style-name="ce77">
            <text:p>34,6%</text:p>
          </table:table-cell>
          <table:table-cell office:value-type="float" office:value="2164" table:style-name="ce8">
            <text:p>2.164</text:p>
          </table:table-cell>
          <table:table-cell office:value-type="percentage" office:value="0.23519182697532875" table:style-name="ce77">
            <text:p>23,5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84" table:style-name="ce8">
            <text:p>3.584</text:p>
          </table:table-cell>
          <table:table-cell office:value-type="percentage" office:value="0.32364096080910243" table:style-name="ce77">
            <text:p>32,4%</text:p>
          </table:table-cell>
          <table:table-cell office:value-type="float" office:value="2041" table:style-name="ce8">
            <text:p>2.041</text:p>
          </table:table-cell>
          <table:table-cell office:value-type="percentage" office:value="0.18430558063933539" table:style-name="ce77">
            <text:p>18,4%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26T00:00:00" table:style-name="ce11">
            <text:p>26/04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27T00:00:00" table:style-name="ce11">
            <text:p>27/04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66567" table:style-name="ce82">
            <text:p>2.066.567</text:p>
          </table:table-cell>
          <table:table-cell office:value-type="percentage" office:value="0.54167186521994859" table:style-name="ce83">
            <text:p>54,2%</text:p>
          </table:table-cell>
          <table:table-cell office:value-type="float" office:value="1608540" table:style-name="ce82">
            <text:p>1.608.540</text:p>
          </table:table-cell>
          <table:table-cell office:value-type="percentage" office:value="0.42161752417458331" table:style-name="ce83">
            <text:p>42,2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4-28T13:32:30Z</dc:date>
  </office:meta>
</office:document-meta>
</file>